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11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73.16pt"/>
    </style:style>
    <style:style style:name="co6" style:family="table-column">
      <style:table-column-properties fo:break-before="auto" style:column-width="140.26pt"/>
    </style:style>
    <style:style style:name="co7" style:family="table-column">
      <style:table-column-properties fo:break-before="auto" style:column-width="136.15pt"/>
    </style:style>
    <style:style style:name="co8" style:family="table-column">
      <style:table-column-properties fo:break-before="auto" style:column-width="119.76pt"/>
    </style:style>
    <style:style style:name="co9" style:family="table-column">
      <style:table-column-properties fo:break-before="auto" style:column-width="97.54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78.41pt"/>
    </style:style>
    <style:style style:name="co12" style:family="table-column">
      <style:table-column-properties fo:break-before="auto" style:column-width="71.66pt"/>
    </style:style>
    <style:style style:name="co13" style:family="table-column">
      <style:table-column-properties fo:break-before="auto" style:column-width="72.34pt"/>
    </style:style>
    <style:style style:name="co14" style:family="table-column">
      <style:table-column-properties fo:break-before="auto" style:column-width="66.7pt"/>
    </style:style>
    <style:style style:name="co15" style:family="table-column">
      <style:table-column-properties fo:break-before="auto" style:column-width="77.19pt"/>
    </style:style>
    <style:style style:name="co16" style:family="table-column">
      <style:table-column-properties fo:break-before="auto" style:column-width="117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28.86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68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2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wrap-option="wrap"/>
    </style:style>
    <style:style style:name="ce19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3333ff" fo:font-weight="bold" style:font-weight-asian="bold" style:font-weight-complex="bold"/>
    </style:style>
    <style:style style:name="ce24" style:family="table-cell" style:parent-style-name="Default"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color="#3333ff"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>
      <style:text-properties style:use-window-font-color="true"/>
    </style:style>
    <style:style style:name="ce30" style:family="table-cell" style:parent-style-name="Default">
      <style:table-cell-properties fo:wrap-option="wrap"/>
      <style:text-properties fo:color="#3333ff" fo:font-weight="bold" style:font-weight-asian="bold" style:font-weight-complex="bold"/>
    </style:style>
    <style:style style:name="ce31" style:family="table-cell" style:parent-style-name="Default">
      <style:text-properties fo:color="#3333ff" fo:font-weight="normal" style:font-weight-asian="normal" style:font-weight-complex="normal"/>
    </style:style>
    <style:style style:name="ce32" style:family="table-cell" style:parent-style-name="Default">
      <style:text-properties fo:color="#3333ff" fo:font-weight="bold" style:font-weight-asian="bold" style:font-weight-complex="bold"/>
    </style:style>
    <style:style style:name="ce33" style:family="table-cell" style:parent-style-name="Default">
      <style:text-properties fo:color="#3333ff" fo:font-weight="bold" style:font-weight-asian="bold" style:font-weight-complex="bold"/>
    </style:style>
    <style:style style:name="ce34" style:family="table-cell" style:parent-style-name="Default">
      <style:text-properties fo:color="#3333ff"/>
    </style:style>
    <style:style style:name="ce35" style:family="table-cell" style:parent-style-name="Default">
      <style:table-cell-properties fo:wrap-option="wrap"/>
      <style:text-properties fo:color="#3333ff"/>
    </style:style>
    <style:style style:name="ce36" style:family="table-cell" style:parent-style-name="Default">
      <style:text-properties fo:color="#3333ff" fo:font-weight="bold" style:font-weight-asian="bold" style:font-weight-complex="bold"/>
    </style:style>
    <style:style style:name="ce37" style:family="table-cell" style:parent-style-name="Default">
      <style:text-properties fo:color="#629755" style:text-outline="false" style:text-line-through-style="none" style:text-line-through-type="none" style:font-name="Source Code Pr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lass test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ep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ent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unique instances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m distinct s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m instant rel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distinct s</text:p>
          </table:table-cell>
          <table:table-cell table:style-name="ce2"/>
          <table:table-cell table:style-name="ce2" office:value-type="string" calcext:value-type="string">
            <text:p>% to unique instances</text:p>
          </table:table-cell>
          <table:table-cell table:style-name="ce2" office:value-type="string" calcext:value-type="string">
            <text:p>% to distinct s</text:p>
          </table:table-cell>
          <table:table-cell table:style-name="ce2" office:value-type="string" calcext:value-type="string">
            <text:p>% to instantiation relations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B12]/[.$B7]" office:value-type="float" office:value="0.666666666666667" calcext:value-type="float">
            <text:p>0.6666666667</text:p>
          </table:table-cell>
          <table:table-cell table:style-name="ce1" table:formula="of:=[.B12]/[.B$8]" office:value-type="float" office:value="0.5" calcext:value-type="float">
            <text:p>0.5</text:p>
          </table:table-cell>
          <table:table-cell table:style-name="ce1" table:formula="of:=[.B12]/[.B$9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B13]/[.B7]" office:value-type="float" office:value="0.333333333333333" calcext:value-type="float">
            <text:p>0.3333333333</text:p>
          </table:table-cell>
          <table:table-cell table:style-name="ce1" table:formula="of:=[.B13]/[.B$8]" office:value-type="float" office:value="0.25" calcext:value-type="float">
            <text:p>0.25</text:p>
          </table:table-cell>
          <table:table-cell table:style-name="ce1" table:formula="of:=[.B13]/[.B$9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B14]/[.B7]" office:value-type="float" office:value="0.333333333333333" calcext:value-type="float">
            <text:p>0.3333333333</text:p>
          </table:table-cell>
          <table:table-cell table:style-name="ce1" table:formula="of:=[.B14]/[.B$8]" office:value-type="float" office:value="0.25" calcext:value-type="float">
            <text:p>0.25</text:p>
          </table:table-cell>
          <table:table-cell table:style-name="ce1" table:formula="of:=[.B14]/[.B$9]" office:value-type="float" office:value="0.166666666666667" calcext:value-type="float">
            <text:p>0.1666666667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instantiation relations</text:p>
          </table:table-cell>
          <table:table-cell table:style-name="ce2"/>
          <table:table-cell table:style-name="ce2" office:value-type="string" calcext:value-type="string">
            <text:p>% to unique instances</text:p>
          </table:table-cell>
          <table:table-cell table:style-name="ce2" office:value-type="string" calcext:value-type="string">
            <text:p>% to distinct s</text:p>
          </table:table-cell>
          <table:table-cell table:style-name="ce2" office:value-type="string" calcext:value-type="string">
            <text:p>% to instantiation relations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B18]/[.B$7]" office:value-type="float" office:value="0.666666666666667" calcext:value-type="float">
            <text:p>0.6666666667</text:p>
          </table:table-cell>
          <table:table-cell table:style-name="ce1" table:formula="of:=[.B18]/[.B$8]" office:value-type="float" office:value="0.5" calcext:value-type="float">
            <text:p>0.5</text:p>
          </table:table-cell>
          <table:table-cell table:style-name="ce1" table:formula="of:=[.B18]/[.B$9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B19]/[.B$7]" office:value-type="float" office:value="0.666666666666667" calcext:value-type="float">
            <text:p>0.6666666667</text:p>
          </table:table-cell>
          <table:table-cell table:style-name="ce1" table:formula="of:=[.B19]/[.B$8]" office:value-type="float" office:value="0.5" calcext:value-type="float">
            <text:p>0.5</text:p>
          </table:table-cell>
          <table:table-cell table:style-name="ce1" table:formula="of:=[.B19]/[.B$9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B20]/[.B$7]" office:value-type="float" office:value="0.666666666666667" calcext:value-type="float">
            <text:p>0.6666666667</text:p>
          </table:table-cell>
          <table:table-cell table:style-name="ce1" table:formula="of:=[.B20]/[.B$8]" office:value-type="float" office:value="0.5" calcext:value-type="float">
            <text:p>0.5</text:p>
          </table:table-cell>
          <table:table-cell table:style-name="ce1" table:formula="of:=[.B20]/[.B$9]" office:value-type="float" office:value="0.333333333333333" calcext:value-type="float">
            <text:p>0.3333333333</text:p>
          </table:table-cell>
        </table:table-row>
      </table:table>
      <table:table table:name="prop test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6"/>
        <table:table-column table:style-name="co13" table:number-columns-repeated="2" table:default-cell-style-name="ce16"/>
        <table:table-column table:style-name="co2" table:default-cell-style-name="ce16"/>
        <table:table-column table:style-name="co2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34"/>
        <table:table-column table:style-name="co2" table:number-columns-repeated="993" table:default-cell-style-name="Default"/>
        <table:table-row table:style-name="ro2">
          <table:table-cell table:style-name="ce3" office:value-type="string" calcext:value-type="string">
            <text:p>styp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ropType</text:p>
          </table:table-cell>
          <table:table-cell table:style-name="ce3" office:value-type="string" calcext:value-type="string">
            <text:p>scnt</text:p>
          </table:table-cell>
          <table:table-cell table:style-name="ce3" office:value-type="string" calcext:value-type="string">
            <text:p>ocnt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min_sp</text:p>
          </table:table-cell>
          <table:table-cell table:style-name="ce3" office:value-type="string" calcext:value-type="string">
            <text:p>max_sp</text:p>
          </table:table-cell>
          <table:table-cell table:style-name="ce3" office:value-type="string" calcext:value-type="string">
            <text:p>avg_sp</text:p>
          </table:table-cell>
          <table:table-cell table:style-name="ce4" table:number-columns-repeated="2"/>
          <table:table-cell table:style-name="ce4" office:value-type="string" calcext:value-type="string">
            <text:p>cnt/scnt</text:p>
          </table:table-cell>
          <table:table-cell table:style-name="ce3" office:value-type="string" calcext:value-type="string">
            <text:p>% cnt / class_scnt</text:p>
          </table:table-cell>
          <table:table-cell table:style-name="ce3" office:value-type="string" calcext:value-type="string">
            <text:p>% cnt / class_cnt</text:p>
          </table:table-cell>
          <table:table-cell table:style-name="ce3" office:value-type="string" calcext:value-type="string">
            <text:p>% scnt / _class_scnt</text:p>
          </table:table-cell>
          <table:table-cell table:style-name="ce3" office:value-type="string" calcext:value-type="string">
            <text:p>% scnt / _class_cnt </text:p>
          </table:table-cell>
          <table:table-cell table:style-name="ce15" office:value-type="string" calcext:value-type="string">
            <text:p>% scnt / _scnt</text:p>
          </table:table-cell>
          <table:table-cell table:style-name="ce15" office:value-type="string" calcext:value-type="string">
            <text:p>% scnt / _cnt</text:p>
          </table:table-cell>
          <table:table-cell table:style-name="ce15" office:value-type="string" calcext:value-type="string">
            <text:p>% cnt / _scnt</text:p>
          </table:table-cell>
          <table:table-cell table:style-name="ce15" office:value-type="string" calcext:value-type="string">
            <text:p>% cnt / _cnt</text:p>
          </table:table-cell>
          <table:table-cell table:style-name="ce4"/>
          <table:table-cell table:style-name="ce21" office:value-type="string" calcext:value-type="string">
            <text:p>Correlations</text:p>
          </table:table-cell>
          <table:table-cell table:style-name="ce21" office:value-type="string" calcext:value-type="string">
            <text:p>Column 1</text:p>
          </table:table-cell>
          <table:table-cell table:style-name="ce21" office:value-type="string" calcext:value-type="string">
            <text:p>Column 2</text:p>
          </table:table-cell>
          <table:table-cell table:style-name="ce30" office:value-type="string" calcext:value-type="string">
            <text:p>Column 3</text:p>
          </table:table-cell>
          <table:table-cell table:style-name="ce21" office:value-type="string" calcext:value-type="string">
            <text:p>Column 4</text:p>
          </table:table-cell>
          <table:table-cell table:style-name="ce30" office:value-type="string" calcext:value-type="string">
            <text:p>Column 5</text:p>
          </table:table-cell>
          <table:table-cell table:style-name="ce21" office:value-type="string" calcext:value-type="string">
            <text:p>Column 6</text:p>
          </table:table-cell>
          <table:table-cell table:style-name="ce21" office:value-type="string" calcext:value-type="string">
            <text:p>Column 7</text:p>
          </table:table-cell>
          <table:table-cell table:style-name="ce30" office:value-type="string" calcext:value-type="string">
            <text:p>Column 8</text:p>
          </table:table-cell>
          <table:table-cell table:style-name="ce4"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at:authority-code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2]/[.D2]" office:value-type="float" office:value="1" calcext:value-type="float">
            <text:p>1.00</text:p>
          </table:table-cell>
          <table:table-cell table:style-name="ce11" table:formula="of:=[.F2]/[.B$47]*100" office:value-type="float" office:value="99.6598639455782" calcext:value-type="float">
            <text:p>99.66</text:p>
          </table:table-cell>
          <table:table-cell table:style-name="ce11" table:formula="of:=[.F2]/[.B$48]*100" office:value-type="float" office:value="25.4064600043356" calcext:value-type="float">
            <text:p>25.41</text:p>
          </table:table-cell>
          <table:table-cell table:style-name="ce11" table:formula="of:=[.D2]/[.B$47] * 100" office:value-type="float" office:value="99.6598639455782" calcext:value-type="float">
            <text:p>99.66</text:p>
          </table:table-cell>
          <table:table-cell table:style-name="ce11" table:formula="of:=[.D2]/[.B$48] * 100" office:value-type="float" office:value="25.4064600043356" calcext:value-type="float">
            <text:p>25.41</text:p>
          </table:table-cell>
          <table:table-cell table:formula="of:=[.D2]/[.D$45] * 100" office:value-type="float" office:value="4.6063750343906" calcext:value-type="float">
            <text:p>4.61</text:p>
          </table:table-cell>
          <table:table-cell table:formula="of:=[.E2]/[.F$45] * 100" office:value-type="float" office:value="1.21400455769629" calcext:value-type="float">
            <text:p>1.21</text:p>
          </table:table-cell>
          <table:table-cell table:formula="of:=[.F2]/[.D$45] * 100" office:value-type="float" office:value="4.6063750343906" calcext:value-type="float">
            <text:p>4.61</text:p>
          </table:table-cell>
          <table:table-cell table:formula="of:=[.F2]/[.F$45] * 100" office:value-type="float" office:value="1.21400455769629" calcext:value-type="float">
            <text:p>1.21</text:p>
          </table:table-cell>
          <table:table-cell/>
          <table:table-cell table:style-name="ce22" office:value-type="string" calcext:value-type="string">
            <text:p>Column 1</text:p>
          </table:table-cell>
          <table:table-cell table:style-name="ce25" table:formula="of:=CORREL([$'prop test'.$M$1:.$M$40]; [$'prop test'.$M$1:.$M$40])" office:value-type="float" office:value="1" calcext:value-type="float">
            <text:p>1</text:p>
          </table:table-cell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at:op-code</text:p>
          </table:table-cell>
          <table:table-cell office:value-type="string" calcext:value-type="string">
            <text:p>data</text:p>
          </table:table-cell>
          <table:table-cell office:value-type="float" office:value="1176" calcext:value-type="float">
            <text:p>1176</text:p>
          </table:table-cell>
          <table:table-cell office:value-type="float" office:value="1173" calcext:value-type="float">
            <text:p>1173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3]/[.D3]" office:value-type="float" office:value="1" calcext:value-type="float">
            <text:p>1.00</text:p>
          </table:table-cell>
          <table:table-cell table:style-name="ce11" table:formula="of:=[.F3]/[.B$47]*100" office:value-type="float" office:value="100" calcext:value-type="float">
            <text:p>100.00</text:p>
          </table:table-cell>
          <table:table-cell table:style-name="ce11" table:formula="of:=[.F3]/[.B$48]*100" office:value-type="float" office:value="25.4931714719272" calcext:value-type="float">
            <text:p>25.49</text:p>
          </table:table-cell>
          <table:table-cell table:style-name="ce11" table:formula="of:=[.D3]/[.B$47] * 100" office:value-type="float" office:value="100" calcext:value-type="float">
            <text:p>100.00</text:p>
          </table:table-cell>
          <table:table-cell table:style-name="ce11" table:formula="of:=[.D3]/[.B$48] * 100" office:value-type="float" office:value="25.4931714719272" calcext:value-type="float">
            <text:p>25.49</text:p>
          </table:table-cell>
          <table:table-cell table:formula="of:=[.D3]/[.D$45] * 100" office:value-type="float" office:value="4.62209645089023" calcext:value-type="float">
            <text:p>4.62</text:p>
          </table:table-cell>
          <table:table-cell table:formula="of:=[.E3]/[.F$45] * 100" office:value-type="float" office:value="1.21504039776259" calcext:value-type="float">
            <text:p>1.22</text:p>
          </table:table-cell>
          <table:table-cell table:formula="of:=[.F3]/[.D$45] * 100" office:value-type="float" office:value="4.62209645089023" calcext:value-type="float">
            <text:p>4.62</text:p>
          </table:table-cell>
          <table:table-cell table:formula="of:=[.F3]/[.F$45] * 100" office:value-type="float" office:value="1.21814791796147" calcext:value-type="float">
            <text:p>1.22</text:p>
          </table:table-cell>
          <table:table-cell/>
          <table:table-cell table:style-name="ce22" office:value-type="string" calcext:value-type="string">
            <text:p>Column 2</text:p>
          </table:table-cell>
          <table:table-cell table:style-name="ce26" table:formula="of:=CORREL([$'prop test'.$M$1:.$M$40]; [$'prop test'.$N$1:.$N$40])" office:value-type="float" office:value="1" calcext:value-type="float">
            <text:p>1</text:p>
          </table:table-cell>
          <table:table-cell table:style-name="ce26" table:formula="of:=CORREL([$'prop test'.$N$1:.$N$40]; [$'prop test'.$N$1:.$N$40])" office:value-type="float" office:value="1" calcext:value-type="float">
            <text:p>1</text:p>
          </table:table-cell>
          <table:table-cell table:style-name="ce27"/>
          <table:table-cell table:style-name="ce26"/>
          <table:table-cell table:style-name="ce27"/>
          <table:table-cell table:style-name="ce26" table:number-columns-repeated="2"/>
          <table:table-cell table:style-name="ce27"/>
          <table:table-cell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at:op-mapped-code</text:p>
          </table:table-cell>
          <table:table-cell office:value-type="string" calcext:value-type="string">
            <text:p>object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1492537313433" calcext:value-type="float">
            <text:p>4.4149253731</text:p>
          </table:table-cell>
          <table:table-cell table:number-columns-repeated="2"/>
          <table:table-cell table:style-name="ce11" table:formula="of:=[.F4]/[.D4]" office:value-type="float" office:value="1.98224852071006" calcext:value-type="float">
            <text:p>1.98</text:p>
          </table:table-cell>
          <table:table-cell table:style-name="ce11" table:formula="of:=[.F4]/[.B$47]*100" office:value-type="float" office:value="113.945578231293" calcext:value-type="float">
            <text:p>113.95</text:p>
          </table:table-cell>
          <table:table-cell table:style-name="ce11" table:formula="of:=[.F4]/[.B$48]*100" office:value-type="float" office:value="29.0483416431823" calcext:value-type="float">
            <text:p>29.05</text:p>
          </table:table-cell>
          <table:table-cell table:style-name="ce11" table:formula="of:=[.D4]/[.B$47] * 100" office:value-type="float" office:value="57.4829931972789" calcext:value-type="float">
            <text:p>57.48</text:p>
          </table:table-cell>
          <table:table-cell table:style-name="ce11" table:formula="of:=[.D4]/[.B$48] * 100" office:value-type="float" office:value="14.6542380229785" calcext:value-type="float">
            <text:p>14.65</text:p>
          </table:table-cell>
          <table:table-cell table:formula="of:=[.D4]/[.D$45] * 100" office:value-type="float" office:value="2.6569193884369" calcext:value-type="float">
            <text:p>2.66</text:p>
          </table:table-cell>
          <table:table-cell table:formula="of:=[.E4]/[.F$45] * 100" office:value-type="float" office:value="1.38802568883364" calcext:value-type="float">
            <text:p>1.39</text:p>
          </table:table-cell>
          <table:table-cell table:formula="of:=[.F4]/[.D$45] * 100" office:value-type="float" office:value="5.26667452737492" calcext:value-type="float">
            <text:p>5.27</text:p>
          </table:table-cell>
          <table:table-cell table:formula="of:=[.F4]/[.F$45] * 100" office:value-type="float" office:value="1.38802568883364" calcext:value-type="float">
            <text:p>1.39</text:p>
          </table:table-cell>
          <table:table-cell/>
          <table:table-cell table:style-name="ce23" office:value-type="string" calcext:value-type="string">
            <text:p>Column 3</text:p>
          </table:table-cell>
          <table:table-cell table:style-name="ce27" table:formula="of:=CORREL([$'prop test'.$M$1:.$M$40]; [$'prop test'.$O$1:.$O$40])" office:value-type="float" office:value="0.324497173481913" calcext:value-type="float">
            <text:p>0.3244971735</text:p>
          </table:table-cell>
          <table:table-cell table:style-name="ce27" table:formula="of:=CORREL([$'prop test'.$N$1:.$N$40]; [$'prop test'.$O$1:.$O$40])" office:value-type="float" office:value="0.324497173481913" calcext:value-type="float">
            <text:p>0.3244971735</text:p>
          </table:table-cell>
          <table:table-cell table:style-name="ce27" table:formula="of:=CORREL([$'prop test'.$O$1:.$O$40]; [$'prop test'.$O$1:.$O$40])" office:value-type="float" office:value="1" calcext:value-type="float">
            <text:p>1</text:p>
          </table:table-cell>
          <table:table-cell table:style-name="ce27" table:number-columns-repeated="5"/>
          <table:table-cell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at:protocol-order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5]/[.D5]" office:value-type="float" office:value="1" calcext:value-type="float">
            <text:p>1.00</text:p>
          </table:table-cell>
          <table:table-cell table:style-name="ce11" table:formula="of:=[.F5]/[.B$47]*100" office:value-type="float" office:value="1.44557823129252" calcext:value-type="float">
            <text:p>1.45</text:p>
          </table:table-cell>
          <table:table-cell table:style-name="ce11" table:formula="of:=[.F5]/[.B$48]*100" office:value-type="float" office:value="0.368523737264253" calcext:value-type="float">
            <text:p>0.37</text:p>
          </table:table-cell>
          <table:table-cell table:style-name="ce11" table:formula="of:=[.D5]/[.B$47] * 100" office:value-type="float" office:value="1.44557823129252" calcext:value-type="float">
            <text:p>1.45</text:p>
          </table:table-cell>
          <table:table-cell table:style-name="ce11" table:formula="of:=[.D5]/[.B$48] * 100" office:value-type="float" office:value="0.368523737264253" calcext:value-type="float">
            <text:p>0.37</text:p>
          </table:table-cell>
          <table:table-cell table:formula="of:=[.D5]/[.D$45] * 100" office:value-type="float" office:value="0.0668160201234131" calcext:value-type="float">
            <text:p>0.07</text:p>
          </table:table-cell>
          <table:table-cell table:formula="of:=[.E5]/[.F$45] * 100" office:value-type="float" office:value="0.017609281126994" calcext:value-type="float">
            <text:p>0.02</text:p>
          </table:table-cell>
          <table:table-cell table:formula="of:=[.F5]/[.D$45] * 100" office:value-type="float" office:value="0.0668160201234131" calcext:value-type="float">
            <text:p>0.07</text:p>
          </table:table-cell>
          <table:table-cell table:formula="of:=[.F5]/[.F$45] * 100" office:value-type="float" office:value="0.017609281126994" calcext:value-type="float">
            <text:p>0.02</text:p>
          </table:table-cell>
          <table:table-cell/>
          <table:table-cell table:style-name="ce22" office:value-type="string" calcext:value-type="string">
            <text:p>Column 4</text:p>
          </table:table-cell>
          <table:table-cell table:style-name="ce26" table:formula="of:=CORREL([$'prop test'.$M$1:.$M$40]; [$'prop test'.$P$1:.$P$40])" office:value-type="float" office:value="0.324497173481913" calcext:value-type="float">
            <text:p>0.3244971735</text:p>
          </table:table-cell>
          <table:table-cell table:style-name="ce26" table:formula="of:=CORREL([$'prop test'.$N$1:.$N$40]; [$'prop test'.$P$1:.$P$40])" office:value-type="float" office:value="0.324497173481913" calcext:value-type="float">
            <text:p>0.3244971735</text:p>
          </table:table-cell>
          <table:table-cell table:style-name="ce27" table:formula="of:=CORREL([$'prop test'.$O$1:.$O$40]; [$'prop test'.$P$1:.$P$40])" office:value-type="float" office:value="1" calcext:value-type="float">
            <text:p>1</text:p>
          </table:table-cell>
          <table:table-cell table:style-name="ce26" table:formula="of:=CORREL([$'prop test'.$P$1:.$P$40]; [$'prop test'.$P$1:.$P$40])" office:value-type="float" office:value="1" calcext:value-type="float">
            <text:p>1</text:p>
          </table:table-cell>
          <table:table-cell table:style-name="ce27"/>
          <table:table-cell table:style-name="ce26" table:number-columns-repeated="2"/>
          <table:table-cell table:style-name="ce27"/>
          <table:table-cell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at:protocol.order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6]/[.D6]" office:value-type="float" office:value="1" calcext:value-type="float">
            <text:p>1.00</text:p>
          </table:table-cell>
          <table:table-cell table:style-name="ce11" table:formula="of:=[.F6]/[.B$47]*100" office:value-type="float" office:value="1.44557823129252" calcext:value-type="float">
            <text:p>1.45</text:p>
          </table:table-cell>
          <table:table-cell table:style-name="ce11" table:formula="of:=[.F6]/[.B$48]*100" office:value-type="float" office:value="0.368523737264253" calcext:value-type="float">
            <text:p>0.37</text:p>
          </table:table-cell>
          <table:table-cell table:style-name="ce11" table:formula="of:=[.D6]/[.B$47] * 100" office:value-type="float" office:value="1.44557823129252" calcext:value-type="float">
            <text:p>1.45</text:p>
          </table:table-cell>
          <table:table-cell table:style-name="ce11" table:formula="of:=[.D6]/[.B$48] * 100" office:value-type="float" office:value="0.368523737264253" calcext:value-type="float">
            <text:p>0.37</text:p>
          </table:table-cell>
          <table:table-cell table:formula="of:=[.D6]/[.D$45] * 100" office:value-type="float" office:value="0.0668160201234131" calcext:value-type="float">
            <text:p>0.07</text:p>
          </table:table-cell>
          <table:table-cell table:formula="of:=[.E6]/[.F$45] * 100" office:value-type="float" office:value="0.017609281126994" calcext:value-type="float">
            <text:p>0.02</text:p>
          </table:table-cell>
          <table:table-cell table:formula="of:=[.F6]/[.D$45] * 100" office:value-type="float" office:value="0.0668160201234131" calcext:value-type="float">
            <text:p>0.07</text:p>
          </table:table-cell>
          <table:table-cell table:formula="of:=[.F6]/[.F$45] * 100" office:value-type="float" office:value="0.017609281126994" calcext:value-type="float">
            <text:p>0.02</text:p>
          </table:table-cell>
          <table:table-cell/>
          <table:table-cell table:style-name="ce23" office:value-type="string" calcext:value-type="string">
            <text:p>Column 5</text:p>
          </table:table-cell>
          <table:table-cell table:style-name="ce27" table:formula="of:=CORREL([$'prop test'.$M$1:.$M$40]; [$'prop test'.$Q$1:.$Q$40])" office:value-type="float" office:value="0.324497173481913" calcext:value-type="float">
            <text:p>0.3244971735</text:p>
          </table:table-cell>
          <table:table-cell table:style-name="ce27" table:formula="of:=CORREL([$'prop test'.$N$1:.$N$40]; [$'prop test'.$Q$1:.$Q$40])" office:value-type="float" office:value="0.324497173481913" calcext:value-type="float">
            <text:p>0.3244971735</text:p>
          </table:table-cell>
          <table:table-cell table:style-name="ce27" table:formula="of:=CORREL([$'prop test'.$O$1:.$O$40]; [$'prop test'.$Q$1:.$Q$40])" office:value-type="float" office:value="1" calcext:value-type="float">
            <text:p>1</text:p>
          </table:table-cell>
          <table:table-cell table:style-name="ce27" table:formula="of:=CORREL([$'prop test'.$P$1:.$P$40]; [$'prop test'.$Q$1:.$Q$40])" office:value-type="float" office:value="1" calcext:value-type="float">
            <text:p>1</text:p>
          </table:table-cell>
          <table:table-cell table:style-name="ce27" table:formula="of:=CORREL([$'prop test'.$Q$1:.$Q$40]; [$'prop test'.$Q$1:.$Q$40])" office:value-type="float" office:value="1" calcext:value-type="float">
            <text:p>1</text:p>
          </table:table-cell>
          <table:table-cell table:style-name="ce27" table:number-columns-repeated="3"/>
          <table:table-cell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atmdr:to_reviewwebsite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7]/[.D7]" office:value-type="float" office:value="1" calcext:value-type="float">
            <text:p>1.00</text:p>
          </table:table-cell>
          <table:table-cell table:style-name="ce11" table:formula="of:=[.F7]/[.B$47]*100" office:value-type="float" office:value="7.82312925170068" calcext:value-type="float">
            <text:p>7.82</text:p>
          </table:table-cell>
          <table:table-cell table:style-name="ce11" table:formula="of:=[.F7]/[.B$48]*100" office:value-type="float" office:value="1.99436375460655" calcext:value-type="float">
            <text:p>1.99</text:p>
          </table:table-cell>
          <table:table-cell table:style-name="ce11" table:formula="of:=[.D7]/[.B$47] * 100" office:value-type="float" office:value="7.82312925170068" calcext:value-type="float">
            <text:p>7.82</text:p>
          </table:table-cell>
          <table:table-cell table:style-name="ce11" table:formula="of:=[.D7]/[.B$48] * 100" office:value-type="float" office:value="1.99436375460655" calcext:value-type="float">
            <text:p>1.99</text:p>
          </table:table-cell>
          <table:table-cell table:formula="of:=[.D7]/[.D$45] * 100" office:value-type="float" office:value="0.361592579491412" calcext:value-type="float">
            <text:p>0.36</text:p>
          </table:table-cell>
          <table:table-cell table:formula="of:=[.E7]/[.F$45] * 100" office:value-type="float" office:value="0.0952972860990263" calcext:value-type="float">
            <text:p>0.10</text:p>
          </table:table-cell>
          <table:table-cell table:formula="of:=[.F7]/[.D$45] * 100" office:value-type="float" office:value="0.361592579491412" calcext:value-type="float">
            <text:p>0.36</text:p>
          </table:table-cell>
          <table:table-cell table:formula="of:=[.F7]/[.F$45] * 100" office:value-type="float" office:value="0.0952972860990263" calcext:value-type="float">
            <text:p>0.10</text:p>
          </table:table-cell>
          <table:table-cell/>
          <table:table-cell table:style-name="ce22" office:value-type="string" calcext:value-type="string">
            <text:p>Column 6</text:p>
          </table:table-cell>
          <table:table-cell table:style-name="ce26" table:formula="of:=CORREL([$'prop test'.$M$1:.$M$40]; [$'prop test'.$R$1:.$R$40])" office:value-type="float" office:value="0.989615010061926" calcext:value-type="float">
            <text:p>0.9896150101</text:p>
          </table:table-cell>
          <table:table-cell table:style-name="ce26" table:formula="of:=CORREL([$'prop test'.$N$1:.$N$40]; [$'prop test'.$R$1:.$R$40])" office:value-type="float" office:value="0.989615010061926" calcext:value-type="float">
            <text:p>0.9896150101</text:p>
          </table:table-cell>
          <table:table-cell table:style-name="ce32" table:formula="of:=CORREL([$'prop test'.$O$1:.$O$40]; [$'prop test'.$R$1:.$R$40])" office:value-type="float" office:value="0.243388735294796" calcext:value-type="float">
            <text:p>0.2433887353</text:p>
          </table:table-cell>
          <table:table-cell table:style-name="ce26" table:formula="of:=CORREL([$'prop test'.$P$1:.$P$40]; [$'prop test'.$R$1:.$R$40])" office:value-type="float" office:value="0.243388735294796" calcext:value-type="float">
            <text:p>0.2433887353</text:p>
          </table:table-cell>
          <table:table-cell table:style-name="ce27" table:formula="of:=CORREL([$'prop test'.$Q$1:.$Q$40]; [$'prop test'.$R$1:.$R$40])" office:value-type="float" office:value="0.243388735294796" calcext:value-type="float">
            <text:p>0.2433887353</text:p>
          </table:table-cell>
          <table:table-cell table:style-name="ce26" table:formula="of:=CORREL([$'prop test'.$R$1:.$R$40]; [$'prop test'.$R$1:.$R$40])" office:value-type="float" office:value="1" calcext:value-type="float">
            <text:p>1</text:p>
          </table:table-cell>
          <table:table-cell table:style-name="ce26"/>
          <table:table-cell table:style-name="ce27"/>
          <table:table-cell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att:op-code</text:p>
          </table:table-cell>
          <table:table-cell office:value-type="string" calcext:value-type="string">
            <text:p>data</text:p>
          </table:table-cell>
          <table:table-cell office:value-type="float" office:value="1176" calcext:value-type="float">
            <text:p>1176</text:p>
          </table:table-cell>
          <table:table-cell office:value-type="float" office:value="1173" calcext:value-type="float">
            <text:p>1173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8]/[.D8]" office:value-type="float" office:value="1" calcext:value-type="float">
            <text:p>1.00</text:p>
          </table:table-cell>
          <table:table-cell table:style-name="ce11" table:formula="of:=[.F8]/[.B$47]*100" office:value-type="float" office:value="100" calcext:value-type="float">
            <text:p>100.00</text:p>
          </table:table-cell>
          <table:table-cell table:style-name="ce11" table:formula="of:=[.F8]/[.B$48]*100" office:value-type="float" office:value="25.4931714719272" calcext:value-type="float">
            <text:p>25.49</text:p>
          </table:table-cell>
          <table:table-cell table:style-name="ce11" table:formula="of:=[.D8]/[.B$47] * 100" office:value-type="float" office:value="100" calcext:value-type="float">
            <text:p>100.00</text:p>
          </table:table-cell>
          <table:table-cell table:style-name="ce11" table:formula="of:=[.D8]/[.B$48] * 100" office:value-type="float" office:value="25.4931714719272" calcext:value-type="float">
            <text:p>25.49</text:p>
          </table:table-cell>
          <table:table-cell table:formula="of:=[.D8]/[.D$45] * 100" office:value-type="float" office:value="4.62209645089023" calcext:value-type="float">
            <text:p>4.62</text:p>
          </table:table-cell>
          <table:table-cell table:formula="of:=[.E8]/[.F$45] * 100" office:value-type="float" office:value="1.21504039776259" calcext:value-type="float">
            <text:p>1.22</text:p>
          </table:table-cell>
          <table:table-cell table:formula="of:=[.F8]/[.D$45] * 100" office:value-type="float" office:value="4.62209645089023" calcext:value-type="float">
            <text:p>4.62</text:p>
          </table:table-cell>
          <table:table-cell table:formula="of:=[.F8]/[.F$45] * 100" office:value-type="float" office:value="1.21814791796147" calcext:value-type="float">
            <text:p>1.22</text:p>
          </table:table-cell>
          <table:table-cell/>
          <table:table-cell table:style-name="ce22" office:value-type="string" calcext:value-type="string">
            <text:p>Column 7</text:p>
          </table:table-cell>
          <table:table-cell table:style-name="ce26" table:formula="of:=CORREL([$'prop test'.$M$1:.$M$40]; [$'prop test'.$S$1:.$S$40])" office:value-type="float" office:value="1" calcext:value-type="float">
            <text:p>1</text:p>
          </table:table-cell>
          <table:table-cell table:style-name="ce26" table:formula="of:=CORREL([$'prop test'.$N$1:.$N$40]; [$'prop test'.$S$1:.$S$40])" office:value-type="float" office:value="1" calcext:value-type="float">
            <text:p>1</text:p>
          </table:table-cell>
          <table:table-cell table:style-name="ce27" table:formula="of:=CORREL([$'prop test'.$O$1:.$O$40]; [$'prop test'.$S$1:.$S$40])" office:value-type="float" office:value="0.324497173481913" calcext:value-type="float">
            <text:p>0.3244971735</text:p>
          </table:table-cell>
          <table:table-cell table:style-name="ce26" table:formula="of:=CORREL([$'prop test'.$P$1:.$P$40]; [$'prop test'.$S$1:.$S$40])" office:value-type="float" office:value="0.324497173481913" calcext:value-type="float">
            <text:p>0.3244971735</text:p>
          </table:table-cell>
          <table:table-cell table:style-name="ce27" table:formula="of:=CORREL([$'prop test'.$Q$1:.$Q$40]; [$'prop test'.$S$1:.$S$40])" office:value-type="float" office:value="0.324497173481913" calcext:value-type="float">
            <text:p>0.3244971735</text:p>
          </table:table-cell>
          <table:table-cell table:style-name="ce26" table:formula="of:=CORREL([$'prop test'.$R$1:.$R$40]; [$'prop test'.$S$1:.$S$40])" office:value-type="float" office:value="0.989615010061926" calcext:value-type="float">
            <text:p>0.9896150101</text:p>
          </table:table-cell>
          <table:table-cell table:style-name="ce26" table:formula="of:=CORREL([$'prop test'.$S$1:.$S$40]; [$'prop test'.$S$1:.$S$40])" office:value-type="float" office:value="1" calcext:value-type="float">
            <text:p>1</text:p>
          </table:table-cell>
          <table:table-cell table:style-name="ce27"/>
          <table:table-cell table:number-columns-repeated="993"/>
        </table:table-row>
        <table:table-row table:style-name="ro3">
          <table:table-cell office:value-type="string" calcext:value-type="string">
            <text:p>skos:Concept</text:p>
          </table:table-cell>
          <table:table-cell office:value-type="string" calcext:value-type="string">
            <text:p>dc:identifier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9]/[.D9]" office:value-type="float" office:value="1" calcext:value-type="float">
            <text:p>1.00</text:p>
          </table:table-cell>
          <table:table-cell table:style-name="ce11" table:formula="of:=[.F9]/[.B$47]*100" office:value-type="float" office:value="0.340136054421769" calcext:value-type="float">
            <text:p>0.34</text:p>
          </table:table-cell>
          <table:table-cell table:style-name="ce11" table:formula="of:=[.F9]/[.B$48]*100" office:value-type="float" office:value="0.086711467591589" calcext:value-type="float">
            <text:p>0.09</text:p>
          </table:table-cell>
          <table:table-cell table:style-name="ce11" table:formula="of:=[.D9]/[.B$47] * 100" office:value-type="float" office:value="0.340136054421769" calcext:value-type="float">
            <text:p>0.34</text:p>
          </table:table-cell>
          <table:table-cell table:style-name="ce11" table:formula="of:=[.D9]/[.B$48] * 100" office:value-type="float" office:value="0.086711467591589" calcext:value-type="float">
            <text:p>0.09</text:p>
          </table:table-cell>
          <table:table-cell table:formula="of:=[.D9]/[.D$45] * 100" office:value-type="float" office:value="0.0157214164996266" calcext:value-type="float">
            <text:p>0.02</text:p>
          </table:table-cell>
          <table:table-cell table:formula="of:=[.E9]/[.F$45] * 100" office:value-type="float" office:value="0.00103584006629376" calcext:value-type="float">
            <text:p>0.00</text:p>
          </table:table-cell>
          <table:table-cell table:formula="of:=[.F9]/[.D$45] * 100" office:value-type="float" office:value="0.0157214164996266" calcext:value-type="float">
            <text:p>0.02</text:p>
          </table:table-cell>
          <table:table-cell table:formula="of:=[.F9]/[.F$45] * 100" office:value-type="float" office:value="0.00414336026517506" calcext:value-type="float">
            <text:p>0.00</text:p>
          </table:table-cell>
          <table:table-cell/>
          <table:table-cell table:style-name="ce23" office:value-type="string" calcext:value-type="string">
            <text:p>Column 8</text:p>
          </table:table-cell>
          <table:table-cell table:style-name="ce27" table:formula="of:=CORREL([$'prop test'.$M$1:.$M$40]; [$'prop test'.$T$1:.$T$40])" office:value-type="float" office:value="1" calcext:value-type="float">
            <text:p>1</text:p>
          </table:table-cell>
          <table:table-cell table:style-name="ce27" table:formula="of:=CORREL([$'prop test'.$N$1:.$N$40]; [$'prop test'.$T$1:.$T$40])" office:value-type="float" office:value="1" calcext:value-type="float">
            <text:p>1</text:p>
          </table:table-cell>
          <table:table-cell table:style-name="ce32" table:formula="of:=CORREL([$'prop test'.$O$1:.$O$40]; [$'prop test'.$T$1:.$T$40])" office:value-type="float" office:value="0.324497173481913" calcext:value-type="float">
            <text:p>0.3244971735</text:p>
          </table:table-cell>
          <table:table-cell table:style-name="ce27" table:formula="of:=CORREL([$'prop test'.$P$1:.$P$40]; [$'prop test'.$T$1:.$T$40])" office:value-type="float" office:value="0.324497173481913" calcext:value-type="float">
            <text:p>0.3244971735</text:p>
          </table:table-cell>
          <table:table-cell table:style-name="ce27" table:formula="of:=CORREL([$'prop test'.$Q$1:.$Q$40]; [$'prop test'.$T$1:.$T$40])" office:value-type="float" office:value="0.324497173481913" calcext:value-type="float">
            <text:p>0.3244971735</text:p>
          </table:table-cell>
          <table:table-cell table:style-name="ce27" table:formula="of:=CORREL([$'prop test'.$R$1:.$R$40]; [$'prop test'.$T$1:.$T$40])" office:value-type="float" office:value="0.989615010061926" calcext:value-type="float">
            <text:p>0.9896150101</text:p>
          </table:table-cell>
          <table:table-cell table:style-name="ce27" table:formula="of:=CORREL([$'prop test'.$S$1:.$S$40]; [$'prop test'.$T$1:.$T$40])" office:value-type="float" office:value="1" calcext:value-type="float">
            <text:p>1</text:p>
          </table:table-cell>
          <table:table-cell table:style-name="ce27" table:formula="of:=CORREL([$'prop test'.$T$1:.$T$40]; [$'prop test'.$T$1:.$T$40]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created</text:p>
          </table:table-cell>
          <table:table-cell office:value-type="string" calcext:value-type="string">
            <text:p>data</text:p>
          </table:table-cell>
          <table:table-cell office:value-type="float" office:value="1172" calcext:value-type="float">
            <text:p>1172</text:p>
          </table:table-cell>
          <table:table-cell office:value-type="float" office:value="121" calcext:value-type="float">
            <text:p>121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0]/[.D10]" office:value-type="float" office:value="1" calcext:value-type="float">
            <text:p>1.00</text:p>
          </table:table-cell>
          <table:table-cell table:style-name="ce11" table:formula="of:=[.F10]/[.B$47]*100" office:value-type="float" office:value="99.6598639455782" calcext:value-type="float">
            <text:p>99.66</text:p>
          </table:table-cell>
          <table:table-cell table:style-name="ce11" table:formula="of:=[.F10]/[.B$48]*100" office:value-type="float" office:value="25.4064600043356" calcext:value-type="float">
            <text:p>25.41</text:p>
          </table:table-cell>
          <table:table-cell table:style-name="ce11" table:formula="of:=[.D10]/[.B$47] * 100" office:value-type="float" office:value="99.6598639455782" calcext:value-type="float">
            <text:p>99.66</text:p>
          </table:table-cell>
          <table:table-cell table:style-name="ce11" table:formula="of:=[.D10]/[.B$48] * 100" office:value-type="float" office:value="25.4064600043356" calcext:value-type="float">
            <text:p>25.41</text:p>
          </table:table-cell>
          <table:table-cell table:formula="of:=[.D10]/[.D$45] * 100" office:value-type="float" office:value="4.6063750343906" calcext:value-type="float">
            <text:p>4.61</text:p>
          </table:table-cell>
          <table:table-cell table:formula="of:=[.E10]/[.F$45] * 100" office:value-type="float" office:value="0.125336648021545" calcext:value-type="float">
            <text:p>0.13</text:p>
          </table:table-cell>
          <table:table-cell table:formula="of:=[.F10]/[.D$45] * 100" office:value-type="float" office:value="4.6063750343906" calcext:value-type="float">
            <text:p>4.61</text:p>
          </table:table-cell>
          <table:table-cell table:formula="of:=[.F10]/[.F$45] * 100" office:value-type="float" office:value="1.21400455769629" calcext:value-type="float">
            <text:p>1.21</text:p>
          </table:table-cell>
          <table:table-cell/>
          <table:table-cell table:style-name="ce5"/>
          <table:table-cell table:style-name="ce28" table:number-columns-repeated="4"/>
          <table:table-cell table:style-name="ce33"/>
          <table:table-cell table:style-name="ce28" table:number-columns-repeated="2"/>
          <table:table-cell table:style-name="ce33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dateAccepted</text:p>
          </table:table-cell>
          <table:table-cell office:value-type="string" calcext:value-type="string">
            <text:p>data</text:p>
          </table:table-cell>
          <table:table-cell office:value-type="float" office:value="1158" calcext:value-type="float">
            <text:p>1158</text:p>
          </table:table-cell>
          <table:table-cell office:value-type="float" office:value="22" calcext:value-type="float">
            <text:p>22</text:p>
          </table:table-cell>
          <table:table-cell office:value-type="float" office:value="1158" calcext:value-type="float">
            <text:p>1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1]/[.D11]" office:value-type="float" office:value="1" calcext:value-type="float">
            <text:p>1.00</text:p>
          </table:table-cell>
          <table:table-cell table:style-name="ce11" table:formula="of:=[.F11]/[.B$47]*100" office:value-type="float" office:value="98.4693877551021" calcext:value-type="float">
            <text:p>98.47</text:p>
          </table:table-cell>
          <table:table-cell table:style-name="ce11" table:formula="of:=[.F11]/[.B$48]*100" office:value-type="float" office:value="25.102969867765" calcext:value-type="float">
            <text:p>25.10</text:p>
          </table:table-cell>
          <table:table-cell table:style-name="ce11" table:formula="of:=[.D11]/[.B$47] * 100" office:value-type="float" office:value="98.4693877551021" calcext:value-type="float">
            <text:p>98.47</text:p>
          </table:table-cell>
          <table:table-cell table:style-name="ce11" table:formula="of:=[.D11]/[.B$48] * 100" office:value-type="float" office:value="25.102969867765" calcext:value-type="float">
            <text:p>25.10</text:p>
          </table:table-cell>
          <table:table-cell table:formula="of:=[.D11]/[.D$45] * 100" office:value-type="float" office:value="4.55135007664191" calcext:value-type="float">
            <text:p>4.55</text:p>
          </table:table-cell>
          <table:table-cell table:formula="of:=[.E11]/[.F$45] * 100" office:value-type="float" office:value="0.0227884814584628" calcext:value-type="float">
            <text:p>0.02</text:p>
          </table:table-cell>
          <table:table-cell table:formula="of:=[.F11]/[.D$45] * 100" office:value-type="float" office:value="4.55135007664191" calcext:value-type="float">
            <text:p>4.55</text:p>
          </table:table-cell>
          <table:table-cell table:formula="of:=[.F11]/[.F$45] * 100" office:value-type="float" office:value="1.19950279676818" calcext:value-type="float">
            <text:p>1.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dateSubmitted</text:p>
          </table:table-cell>
          <table:table-cell office:value-type="string" calcext:value-type="string">
            <text:p>data</text:p>
          </table:table-cell>
          <table:table-cell office:value-type="float" office:value="1158" calcext:value-type="float">
            <text:p>1158</text:p>
          </table:table-cell>
          <table:table-cell office:value-type="float" office:value="24" calcext:value-type="float">
            <text:p>24</text:p>
          </table:table-cell>
          <table:table-cell office:value-type="float" office:value="1158" calcext:value-type="float">
            <text:p>1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2]/[.D12]" office:value-type="float" office:value="1" calcext:value-type="float">
            <text:p>1.00</text:p>
          </table:table-cell>
          <table:table-cell table:style-name="ce11" table:formula="of:=[.F12]/[.B$47]*100" office:value-type="float" office:value="98.4693877551021" calcext:value-type="float">
            <text:p>98.47</text:p>
          </table:table-cell>
          <table:table-cell table:style-name="ce11" table:formula="of:=[.F12]/[.B$48]*100" office:value-type="float" office:value="25.102969867765" calcext:value-type="float">
            <text:p>25.10</text:p>
          </table:table-cell>
          <table:table-cell table:style-name="ce11" table:formula="of:=[.D12]/[.B$47] * 100" office:value-type="float" office:value="98.4693877551021" calcext:value-type="float">
            <text:p>98.47</text:p>
          </table:table-cell>
          <table:table-cell table:style-name="ce11" table:formula="of:=[.D12]/[.B$48] * 100" office:value-type="float" office:value="25.102969867765" calcext:value-type="float">
            <text:p>25.10</text:p>
          </table:table-cell>
          <table:table-cell table:formula="of:=[.D12]/[.D$45] * 100" office:value-type="float" office:value="4.55135007664191" calcext:value-type="float">
            <text:p>4.55</text:p>
          </table:table-cell>
          <table:table-cell table:formula="of:=[.E12]/[.F$45] * 100" office:value-type="float" office:value="0.0248601615910503" calcext:value-type="float">
            <text:p>0.02</text:p>
          </table:table-cell>
          <table:table-cell table:formula="of:=[.F12]/[.D$45] * 100" office:value-type="float" office:value="4.55135007664191" calcext:value-type="float">
            <text:p>4.55</text:p>
          </table:table-cell>
          <table:table-cell table:formula="of:=[.F12]/[.F$45] * 100" office:value-type="float" office:value="1.19950279676818" calcext:value-type="float">
            <text:p>1.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7" office:value-type="string" calcext:value-type="string">
            <text:p>dct:isReplacedBy</text:p>
          </table:table-cell>
          <table:table-cell office:value-type="string" calcext:value-type="string">
            <text:p>object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2881355932203" calcext:value-type="float">
            <text:p>1.2288135593</text:p>
          </table:table-cell>
          <table:table-cell table:number-columns-repeated="2"/>
          <table:table-cell table:style-name="ce11" table:formula="of:=[.F13]/[.D13]" office:value-type="float" office:value="1.09767441860465" calcext:value-type="float">
            <text:p>1.10</text:p>
          </table:table-cell>
          <table:table-cell table:style-name="ce11" table:formula="of:=[.F13]/[.B$47]*100" office:value-type="float" office:value="20.0680272108844" calcext:value-type="float">
            <text:p>20.07</text:p>
          </table:table-cell>
          <table:table-cell table:style-name="ce11" table:formula="of:=[.F13]/[.B$48]*100" office:value-type="float" office:value="5.11597658790375" calcext:value-type="float">
            <text:p>5.12</text:p>
          </table:table-cell>
          <table:table-cell table:style-name="ce11" table:formula="of:=[.D13]/[.B$47] * 100" office:value-type="float" office:value="18.2823129251701" calcext:value-type="float">
            <text:p>18.28</text:p>
          </table:table-cell>
          <table:table-cell table:style-name="ce11" table:formula="of:=[.D13]/[.B$48] * 100" office:value-type="float" office:value="4.66074138304791" calcext:value-type="float">
            <text:p>4.66</text:p>
          </table:table-cell>
          <table:table-cell table:formula="of:=[.D13]/[.D$45] * 100" office:value-type="float" office:value="0.845026136854931" calcext:value-type="float">
            <text:p>0.85</text:p>
          </table:table-cell>
          <table:table-cell table:formula="of:=[.E13]/[.F$45] * 100" office:value-type="float" office:value="0.220633934120572" calcext:value-type="float">
            <text:p>0.22</text:p>
          </table:table-cell>
          <table:table-cell table:formula="of:=[.F13]/[.D$45] * 100" office:value-type="float" office:value="0.92756357347797" calcext:value-type="float">
            <text:p>0.93</text:p>
          </table:table-cell>
          <table:table-cell table:formula="of:=[.F13]/[.F$45] * 100" office:value-type="float" office:value="0.244458255645328" calcext:value-type="float">
            <text:p>0.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dct:replaces</text:p>
          </table:table-cell>
          <table:table-cell office:value-type="string" calcext:value-type="string">
            <text:p>object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4576271186441" calcext:value-type="float">
            <text:p>1.2457627119</text:p>
          </table:table-cell>
          <table:table-cell table:number-columns-repeated="2"/>
          <table:table-cell table:style-name="ce11" table:formula="of:=[.F14]/[.D14]" office:value-type="float" office:value="1.10798122065728" calcext:value-type="float">
            <text:p>1.11</text:p>
          </table:table-cell>
          <table:table-cell table:style-name="ce11" table:formula="of:=[.F14]/[.B$47]*100" office:value-type="float" office:value="20.0680272108844" calcext:value-type="float">
            <text:p>20.07</text:p>
          </table:table-cell>
          <table:table-cell table:style-name="ce11" table:formula="of:=[.F14]/[.B$48]*100" office:value-type="float" office:value="5.11597658790375" calcext:value-type="float">
            <text:p>5.12</text:p>
          </table:table-cell>
          <table:table-cell table:style-name="ce11" table:formula="of:=[.D14]/[.B$47] * 100" office:value-type="float" office:value="18.1122448979592" calcext:value-type="float">
            <text:p>18.11</text:p>
          </table:table-cell>
          <table:table-cell table:style-name="ce11" table:formula="of:=[.D14]/[.B$48] * 100" office:value-type="float" office:value="4.61738564925211" calcext:value-type="float">
            <text:p>4.62</text:p>
          </table:table-cell>
          <table:table-cell table:formula="of:=[.D14]/[.D$45] * 100" office:value-type="float" office:value="0.837165428605117" calcext:value-type="float">
            <text:p>0.84</text:p>
          </table:table-cell>
          <table:table-cell table:formula="of:=[.E14]/[.F$45] * 100" office:value-type="float" office:value="0.222705614253159" calcext:value-type="float">
            <text:p>0.22</text:p>
          </table:table-cell>
          <table:table-cell table:formula="of:=[.F14]/[.D$45] * 100" office:value-type="float" office:value="0.92756357347797" calcext:value-type="float">
            <text:p>0.93</text:p>
          </table:table-cell>
          <table:table-cell table:formula="of:=[.F14]/[.F$45] * 100" office:value-type="float" office:value="0.244458255645328" calcext:value-type="float">
            <text:p>0.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type</text:p>
          </table:table-cell>
          <table:table-cell office:value-type="string" calcext:value-type="string">
            <text:p>object</text:p>
          </table:table-cell>
          <table:table-cell office:value-type="float" office:value="1138" calcext:value-type="float">
            <text:p>1138</text:p>
          </table:table-cell>
          <table:table-cell office:value-type="float" office:value="11" calcext:value-type="float">
            <text:p>11</text:p>
          </table:table-cell>
          <table:table-cell office:value-type="float" office:value="1138" calcext:value-type="float">
            <text:p>11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5]/[.D15]" office:value-type="float" office:value="1" calcext:value-type="float">
            <text:p>1.00</text:p>
          </table:table-cell>
          <table:table-cell table:style-name="ce11" table:formula="of:=[.F15]/[.B$47]*100" office:value-type="float" office:value="96.7687074829932" calcext:value-type="float">
            <text:p>96.77</text:p>
          </table:table-cell>
          <table:table-cell table:style-name="ce11" table:formula="of:=[.F15]/[.B$48]*100" office:value-type="float" office:value="24.6694125298071" calcext:value-type="float">
            <text:p>24.67</text:p>
          </table:table-cell>
          <table:table-cell table:style-name="ce11" table:formula="of:=[.D15]/[.B$47] * 100" office:value-type="float" office:value="96.7687074829932" calcext:value-type="float">
            <text:p>96.77</text:p>
          </table:table-cell>
          <table:table-cell table:style-name="ce11" table:formula="of:=[.D15]/[.B$48] * 100" office:value-type="float" office:value="24.6694125298071" calcext:value-type="float">
            <text:p>24.67</text:p>
          </table:table-cell>
          <table:table-cell table:formula="of:=[.D15]/[.D$45] * 100" office:value-type="float" office:value="4.47274299414377" calcext:value-type="float">
            <text:p>4.47</text:p>
          </table:table-cell>
          <table:table-cell table:formula="of:=[.E15]/[.F$45] * 100" office:value-type="float" office:value="0.0113942407292314" calcext:value-type="float">
            <text:p>0.01</text:p>
          </table:table-cell>
          <table:table-cell table:formula="of:=[.F15]/[.D$45] * 100" office:value-type="float" office:value="4.47274299414377" calcext:value-type="float">
            <text:p>4.47</text:p>
          </table:table-cell>
          <table:table-cell table:formula="of:=[.F15]/[.F$45] * 100" office:value-type="float" office:value="1.1787859954423" calcext:value-type="float">
            <text:p>1.18</text:p>
          </table:table-cell>
          <table:table-cell/>
          <table:table-cell table:style-name="ce24" office:value-type="string" calcext:value-type="string">
            <text:p>Covariances</text:p>
          </table:table-cell>
          <table:table-cell table:style-name="ce24" office:value-type="string" calcext:value-type="string">
            <text:p>Column 1</text:p>
          </table:table-cell>
          <table:table-cell table:style-name="ce24" office:value-type="string" calcext:value-type="string">
            <text:p>Column 2</text:p>
          </table:table-cell>
          <table:table-cell table:style-name="ce24" office:value-type="string" calcext:value-type="string">
            <text:p>Column 3</text:p>
          </table:table-cell>
          <table:table-cell table:style-name="ce24" office:value-type="string" calcext:value-type="string">
            <text:p>Column 4</text:p>
          </table:table-cell>
          <table:table-cell table:style-name="ce24" office:value-type="string" calcext:value-type="string">
            <text:p>Column 5</text:p>
          </table:table-cell>
          <table:table-cell table:style-name="ce24" office:value-type="string" calcext:value-type="string">
            <text:p>Column 6</text:p>
          </table:table-cell>
          <table:table-cell table:style-name="ce24" office:value-type="string" calcext:value-type="string">
            <text:p>Column 7</text:p>
          </table:table-cell>
          <table:table-cell table:style-name="ce24" office:value-type="string" calcext:value-type="string">
            <text:p>Column 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endDate</text:p>
          </table:table-cell>
          <table:table-cell office:value-type="string" calcext:value-type="string">
            <text:p>data</text:p>
          </table:table-cell>
          <table:table-cell office:value-type="float" office:value="367" calcext:value-type="float">
            <text:p>367</text:p>
          </table:table-cell>
          <table:table-cell office:value-type="float" office:value="152" calcext:value-type="float">
            <text:p>152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6]/[.D16]" office:value-type="float" office:value="1" calcext:value-type="float">
            <text:p>1.00</text:p>
          </table:table-cell>
          <table:table-cell table:style-name="ce11" table:formula="of:=[.F16]/[.B$47]*100" office:value-type="float" office:value="31.2074829931973" calcext:value-type="float">
            <text:p>31.21</text:p>
          </table:table-cell>
          <table:table-cell table:style-name="ce11" table:formula="of:=[.F16]/[.B$48]*100" office:value-type="float" office:value="7.95577715152829" calcext:value-type="float">
            <text:p>7.96</text:p>
          </table:table-cell>
          <table:table-cell table:style-name="ce11" table:formula="of:=[.D16]/[.B$47] * 100" office:value-type="float" office:value="31.2074829931973" calcext:value-type="float">
            <text:p>31.21</text:p>
          </table:table-cell>
          <table:table-cell table:style-name="ce11" table:formula="of:=[.D16]/[.B$48] * 100" office:value-type="float" office:value="7.95577715152829" calcext:value-type="float">
            <text:p>7.96</text:p>
          </table:table-cell>
          <table:table-cell table:formula="of:=[.D16]/[.D$45] * 100" office:value-type="float" office:value="1.44243996384074" calcext:value-type="float">
            <text:p>1.44</text:p>
          </table:table-cell>
          <table:table-cell table:formula="of:=[.E16]/[.F$45] * 100" office:value-type="float" office:value="0.157447690076652" calcext:value-type="float">
            <text:p>0.16</text:p>
          </table:table-cell>
          <table:table-cell table:formula="of:=[.F16]/[.D$45] * 100" office:value-type="float" office:value="1.44243996384074" calcext:value-type="float">
            <text:p>1.44</text:p>
          </table:table-cell>
          <table:table-cell table:formula="of:=[.F16]/[.F$45] * 100" office:value-type="float" office:value="0.380153304329811" calcext:value-type="float">
            <text:p>0.38</text:p>
          </table:table-cell>
          <table:table-cell/>
          <table:table-cell table:style-name="ce24" office:value-type="string" calcext:value-type="string">
            <text:p>Column 1</text:p>
          </table:table-cell>
          <table:table-cell table:style-name="ce29" table:formula="of:=COVAR([$'prop test'.$M$1:.$M$40]; [$'prop test'.$M$1:.$M$40])" office:value-type="float" office:value="260817.20038577" calcext:value-type="float">
            <text:p>260817.20</text:p>
          </table:table-cell>
          <table:table-cell table:style-name="ce29" table:number-columns-repeated="7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order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7]/[.D17]" office:value-type="float" office:value="1" calcext:value-type="float">
            <text:p>1.00</text:p>
          </table:table-cell>
          <table:table-cell table:style-name="ce11" table:formula="of:=[.F17]/[.B$47]*100" office:value-type="float" office:value="1.44557823129252" calcext:value-type="float">
            <text:p>1.45</text:p>
          </table:table-cell>
          <table:table-cell table:style-name="ce11" table:formula="of:=[.F17]/[.B$48]*100" office:value-type="float" office:value="0.368523737264253" calcext:value-type="float">
            <text:p>0.37</text:p>
          </table:table-cell>
          <table:table-cell table:style-name="ce11" table:formula="of:=[.D17]/[.B$47] * 100" office:value-type="float" office:value="1.44557823129252" calcext:value-type="float">
            <text:p>1.45</text:p>
          </table:table-cell>
          <table:table-cell table:style-name="ce11" table:formula="of:=[.D17]/[.B$48] * 100" office:value-type="float" office:value="0.368523737264253" calcext:value-type="float">
            <text:p>0.37</text:p>
          </table:table-cell>
          <table:table-cell table:formula="of:=[.D17]/[.D$45] * 100" office:value-type="float" office:value="0.0668160201234131" calcext:value-type="float">
            <text:p>0.07</text:p>
          </table:table-cell>
          <table:table-cell table:formula="of:=[.E17]/[.F$45] * 100" office:value-type="float" office:value="0.017609281126994" calcext:value-type="float">
            <text:p>0.02</text:p>
          </table:table-cell>
          <table:table-cell table:formula="of:=[.F17]/[.D$45] * 100" office:value-type="float" office:value="0.0668160201234131" calcext:value-type="float">
            <text:p>0.07</text:p>
          </table:table-cell>
          <table:table-cell table:formula="of:=[.F17]/[.F$45] * 100" office:value-type="float" office:value="0.017609281126994" calcext:value-type="float">
            <text:p>0.02</text:p>
          </table:table-cell>
          <table:table-cell/>
          <table:table-cell table:style-name="ce24" office:value-type="string" calcext:value-type="string">
            <text:p>Column 2</text:p>
          </table:table-cell>
          <table:table-cell table:style-name="ce29" table:formula="of:=COVAR([$'prop test'.$M$1:.$M$40]; [$'prop test'.$N$1:.$N$40])" office:value-type="float" office:value="66490.5761226241" calcext:value-type="float">
            <text:p>66490.58</text:p>
          </table:table-cell>
          <table:table-cell table:style-name="ce29" table:formula="of:=COVAR([$'prop test'.$N$1:.$N$40]; [$'prop test'.$N$1:.$N$40])" office:value-type="float" office:value="16950.5565836128" calcext:value-type="float">
            <text:p>16950.56</text:p>
          </table:table-cell>
          <table:table-cell table:style-name="ce2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startDate</text:p>
          </table:table-cell>
          <table:table-cell office:value-type="string" calcext:value-type="string">
            <text:p>data</text:p>
          </table:table-cell>
          <table:table-cell office:value-type="float" office:value="1172" calcext:value-type="float">
            <text:p>1172</text:p>
          </table:table-cell>
          <table:table-cell office:value-type="float" office:value="500" calcext:value-type="float">
            <text:p>500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8]/[.D18]" office:value-type="float" office:value="1" calcext:value-type="float">
            <text:p>1.00</text:p>
          </table:table-cell>
          <table:table-cell table:style-name="ce11" table:formula="of:=[.F18]/[.B$47]*100" office:value-type="float" office:value="99.6598639455782" calcext:value-type="float">
            <text:p>99.66</text:p>
          </table:table-cell>
          <table:table-cell table:style-name="ce11" table:formula="of:=[.F18]/[.B$48]*100" office:value-type="float" office:value="25.4064600043356" calcext:value-type="float">
            <text:p>25.41</text:p>
          </table:table-cell>
          <table:table-cell table:style-name="ce11" table:formula="of:=[.D18]/[.B$47] * 100" office:value-type="float" office:value="99.6598639455782" calcext:value-type="float">
            <text:p>99.66</text:p>
          </table:table-cell>
          <table:table-cell table:style-name="ce11" table:formula="of:=[.D18]/[.B$48] * 100" office:value-type="float" office:value="25.4064600043356" calcext:value-type="float">
            <text:p>25.41</text:p>
          </table:table-cell>
          <table:table-cell table:formula="of:=[.D18]/[.D$45] * 100" office:value-type="float" office:value="4.6063750343906" calcext:value-type="float">
            <text:p>4.61</text:p>
          </table:table-cell>
          <table:table-cell table:formula="of:=[.E18]/[.F$45] * 100" office:value-type="float" office:value="0.517920033146882" calcext:value-type="float">
            <text:p>0.52</text:p>
          </table:table-cell>
          <table:table-cell table:formula="of:=[.F18]/[.D$45] * 100" office:value-type="float" office:value="4.6063750343906" calcext:value-type="float">
            <text:p>4.61</text:p>
          </table:table-cell>
          <table:table-cell table:formula="of:=[.F18]/[.F$45] * 100" office:value-type="float" office:value="1.21400455769629" calcext:value-type="float">
            <text:p>1.21</text:p>
          </table:table-cell>
          <table:table-cell/>
          <table:table-cell table:style-name="ce24" office:value-type="string" calcext:value-type="string">
            <text:p>Column 3</text:p>
          </table:table-cell>
          <table:table-cell table:style-name="ce29" table:formula="of:=COVAR([$'prop test'.$M$1:.$M$40]; [$'prop test'.$O$1:.$O$40])" office:value-type="float" office:value="6975.44860351123" calcext:value-type="float">
            <text:p>6975.45</text:p>
          </table:table-cell>
          <table:table-cell table:style-name="ce29" table:formula="of:=COVAR([$'prop test'.$N$1:.$N$40]; [$'prop test'.$O$1:.$O$40])" office:value-type="float" office:value="1778.26307342927" calcext:value-type="float">
            <text:p>1778.26</text:p>
          </table:table-cell>
          <table:table-cell table:style-name="ce29" table:formula="of:=COVAR([$'prop test'.$O$1:.$O$40]; [$'prop test'.$O$1:.$O$40])" office:value-type="float" office:value="1771.68382749791" calcext:value-type="float">
            <text:p>1771.68</text:p>
          </table:table-cell>
          <table:table-cell table:style-name="ce29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euvoc:status</text:p>
          </table:table-cell>
          <table:table-cell office:value-type="string" calcext:value-type="string">
            <text:p>object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19]/[.D19]" office:value-type="float" office:value="1" calcext:value-type="float">
            <text:p>1.00</text:p>
          </table:table-cell>
          <table:table-cell table:style-name="ce11" table:formula="of:=[.F19]/[.B$47]*100" office:value-type="float" office:value="99.6598639455782" calcext:value-type="float">
            <text:p>99.66</text:p>
          </table:table-cell>
          <table:table-cell table:style-name="ce11" table:formula="of:=[.F19]/[.B$48]*100" office:value-type="float" office:value="25.4064600043356" calcext:value-type="float">
            <text:p>25.41</text:p>
          </table:table-cell>
          <table:table-cell table:style-name="ce11" table:formula="of:=[.D19]/[.B$47] * 100" office:value-type="float" office:value="99.6598639455782" calcext:value-type="float">
            <text:p>99.66</text:p>
          </table:table-cell>
          <table:table-cell table:style-name="ce11" table:formula="of:=[.D19]/[.B$48] * 100" office:value-type="float" office:value="25.4064600043356" calcext:value-type="float">
            <text:p>25.41</text:p>
          </table:table-cell>
          <table:table-cell table:formula="of:=[.D19]/[.D$45] * 100" office:value-type="float" office:value="4.6063750343906" calcext:value-type="float">
            <text:p>4.61</text:p>
          </table:table-cell>
          <table:table-cell table:formula="of:=[.E19]/[.F$45] * 100" office:value-type="float" office:value="0.00310752019888129" calcext:value-type="float">
            <text:p>0.00</text:p>
          </table:table-cell>
          <table:table-cell table:formula="of:=[.F19]/[.D$45] * 100" office:value-type="float" office:value="4.6063750343906" calcext:value-type="float">
            <text:p>4.61</text:p>
          </table:table-cell>
          <table:table-cell table:formula="of:=[.F19]/[.F$45] * 100" office:value-type="float" office:value="1.21400455769629" calcext:value-type="float">
            <text:p>1.21</text:p>
          </table:table-cell>
          <table:table-cell/>
          <table:table-cell table:style-name="ce24" office:value-type="string" calcext:value-type="string">
            <text:p>Column 4</text:p>
          </table:table-cell>
          <table:table-cell table:style-name="ce29" table:formula="of:=COVAR([$'prop test'.$M$1:.$M$40]; [$'prop test'.$P$1:.$P$40])" office:value-type="float" office:value="1778.26307342927" calcext:value-type="float">
            <text:p>1778.26</text:p>
          </table:table-cell>
          <table:table-cell table:style-name="ce29" table:formula="of:=COVAR([$'prop test'.$N$1:.$N$40]; [$'prop test'.$P$1:.$P$40])" office:value-type="float" office:value="453.335654531285" calcext:value-type="float">
            <text:p>453.34</text:p>
          </table:table-cell>
          <table:table-cell table:style-name="ce29" table:formula="of:=COVAR([$'prop test'.$O$1:.$O$40]; [$'prop test'.$P$1:.$P$40])" office:value-type="float" office:value="451.658396084445" calcext:value-type="float">
            <text:p>451.66</text:p>
          </table:table-cell>
          <table:table-cell table:style-name="ce29" table:formula="of:=COVAR([$'prop test'.$P$1:.$P$40]; [$'prop test'.$P$1:.$P$40])" office:value-type="float" office:value="115.142049381163" calcext:value-type="float">
            <text:p>115.14</text:p>
          </table:table-cell>
          <table:table-cell table:style-name="ce29" table:number-columns-repeated="4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ChangeNote</text:p>
          </table:table-cell>
          <table:table-cell office:value-type="string" calcext:value-type="string">
            <text:p>object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style-name="ce11" table:formula="of:=[.F20]/[.D20]" office:value-type="float" office:value="1.14285714285714" calcext:value-type="float">
            <text:p>1.14</text:p>
          </table:table-cell>
          <table:table-cell table:style-name="ce11" table:formula="of:=[.F20]/[.B$47]*100" office:value-type="float" office:value="8.16326530612245" calcext:value-type="float">
            <text:p>8.16</text:p>
          </table:table-cell>
          <table:table-cell table:style-name="ce11" table:formula="of:=[.F20]/[.B$48]*100" office:value-type="float" office:value="2.08107522219814" calcext:value-type="float">
            <text:p>2.08</text:p>
          </table:table-cell>
          <table:table-cell table:style-name="ce11" table:formula="of:=[.D20]/[.B$47] * 100" office:value-type="float" office:value="7.14285714285714" calcext:value-type="float">
            <text:p>7.14</text:p>
          </table:table-cell>
          <table:table-cell table:style-name="ce11" table:formula="of:=[.D20]/[.B$48] * 100" office:value-type="float" office:value="1.82094081942337" calcext:value-type="float">
            <text:p>1.82</text:p>
          </table:table-cell>
          <table:table-cell table:formula="of:=[.D20]/[.D$45] * 100" office:value-type="float" office:value="0.330149746492159" calcext:value-type="float">
            <text:p>0.33</text:p>
          </table:table-cell>
          <table:table-cell table:formula="of:=[.E20]/[.F$45] * 100" office:value-type="float" office:value="0.0994406463642014" calcext:value-type="float">
            <text:p>0.10</text:p>
          </table:table-cell>
          <table:table-cell table:formula="of:=[.F20]/[.D$45] * 100" office:value-type="float" office:value="0.377313995991039" calcext:value-type="float">
            <text:p>0.38</text:p>
          </table:table-cell>
          <table:table-cell table:formula="of:=[.F20]/[.F$45] * 100" office:value-type="float" office:value="0.0994406463642014" calcext:value-type="float">
            <text:p>0.10</text:p>
          </table:table-cell>
          <table:table-cell/>
          <table:table-cell table:style-name="ce24" office:value-type="string" calcext:value-type="string">
            <text:p>Column 5</text:p>
          </table:table-cell>
          <table:table-cell table:style-name="ce29" table:formula="of:=COVAR([$'prop test'.$M$1:.$M$40]; [$'prop test'.$Q$1:.$Q$40])" office:value-type="float" office:value="322.411962336564" calcext:value-type="float">
            <text:p>322.41</text:p>
          </table:table-cell>
          <table:table-cell table:style-name="ce29" table:formula="of:=COVAR([$'prop test'.$N$1:.$N$40]; [$'prop test'.$Q$1:.$Q$40])" office:value-type="float" office:value="82.1930344044656" calcext:value-type="float">
            <text:p>82.19</text:p>
          </table:table-cell>
          <table:table-cell table:style-name="ce29" table:formula="of:=COVAR([$'prop test'.$O$1:.$O$40]; [$'prop test'.$Q$1:.$Q$40])" office:value-type="float" office:value="81.8889353117771" calcext:value-type="float">
            <text:p>81.89</text:p>
          </table:table-cell>
          <table:table-cell table:style-name="ce29" table:formula="of:=COVAR([$'prop test'.$P$1:.$P$40]; [$'prop test'.$Q$1:.$Q$40])" office:value-type="float" office:value="20.8760866955668" calcext:value-type="float">
            <text:p>20.88</text:p>
          </table:table-cell>
          <table:table-cell table:style-name="ce29" table:formula="of:=COVAR([$'prop test'.$Q$1:.$Q$40]; [$'prop test'.$Q$1:.$Q$40])" office:value-type="float" office:value="3.78498557271744" calcext:value-type="float">
            <text:p>3.78</text:p>
          </table:table-cell>
          <table:table-cell table:style-name="ce29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Definition</text:p>
          </table:table-cell>
          <table:table-cell office:value-type="string" calcext:value-type="string">
            <text:p>object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0240963855422" calcext:value-type="float">
            <text:p>1.6024096386</text:p>
          </table:table-cell>
          <table:table-cell table:number-columns-repeated="2"/>
          <table:table-cell table:style-name="ce11" table:formula="of:=[.F21]/[.D21]" office:value-type="float" office:value="1.37950138504155" calcext:value-type="float">
            <text:p>1.38</text:p>
          </table:table-cell>
          <table:table-cell table:style-name="ce11" table:formula="of:=[.F21]/[.B$47]*100" office:value-type="float" office:value="42.3469387755102" calcext:value-type="float">
            <text:p>42.35</text:p>
          </table:table-cell>
          <table:table-cell table:style-name="ce11" table:formula="of:=[.F21]/[.B$48]*100" office:value-type="float" office:value="10.7955777151528" calcext:value-type="float">
            <text:p>10.80</text:p>
          </table:table-cell>
          <table:table-cell table:style-name="ce11" table:formula="of:=[.D21]/[.B$47] * 100" office:value-type="float" office:value="30.6972789115646" calcext:value-type="float">
            <text:p>30.70</text:p>
          </table:table-cell>
          <table:table-cell table:style-name="ce11" table:formula="of:=[.D21]/[.B$48] * 100" office:value-type="float" office:value="7.82570995014091" calcext:value-type="float">
            <text:p>7.83</text:p>
          </table:table-cell>
          <table:table-cell table:formula="of:=[.D21]/[.D$45] * 100" office:value-type="float" office:value="1.4188578390913" calcext:value-type="float">
            <text:p>1.42</text:p>
          </table:table-cell>
          <table:table-cell table:formula="of:=[.E21]/[.F$45] * 100" office:value-type="float" office:value="0.515848353014295" calcext:value-type="float">
            <text:p>0.52</text:p>
          </table:table-cell>
          <table:table-cell table:formula="of:=[.F21]/[.D$45] * 100" office:value-type="float" office:value="1.95731635420351" calcext:value-type="float">
            <text:p>1.96</text:p>
          </table:table-cell>
          <table:table-cell table:formula="of:=[.F21]/[.F$45] * 100" office:value-type="float" office:value="0.515848353014295" calcext:value-type="float">
            <text:p>0.52</text:p>
          </table:table-cell>
          <table:table-cell/>
          <table:table-cell table:style-name="ce24" office:value-type="string" calcext:value-type="string">
            <text:p>Column 6</text:p>
          </table:table-cell>
          <table:table-cell table:style-name="ce29" table:formula="of:=COVAR([$'prop test'.$M$1:.$M$40]; [$'prop test'.$R$1:.$R$40])" office:value-type="float" office:value="3170.86451941047" calcext:value-type="float">
            <text:p>3170.86</text:p>
          </table:table-cell>
          <table:table-cell table:style-name="ce29" table:formula="of:=COVAR([$'prop test'.$N$1:.$N$40]; [$'prop test'.$R$1:.$R$40])" office:value-type="float" office:value="808.353929075811" calcext:value-type="float">
            <text:p>808.35</text:p>
          </table:table-cell>
          <table:table-cell table:style-name="ce29" table:formula="of:=COVAR([$'prop test'.$O$1:.$O$40]; [$'prop test'.$R$1:.$R$40])" office:value-type="float" office:value="64.2742300036606" calcext:value-type="float">
            <text:p>64.27</text:p>
          </table:table-cell>
          <table:table-cell table:style-name="ce29" table:formula="of:=COVAR([$'prop test'.$P$1:.$P$40]; [$'prop test'.$R$1:.$R$40])" office:value-type="float" office:value="16.3855396670941" calcext:value-type="float">
            <text:p>16.39</text:p>
          </table:table-cell>
          <table:table-cell table:style-name="ce29" table:formula="of:=COVAR([$'prop test'.$Q$1:.$Q$40]; [$'prop test'.$R$1:.$R$40])" office:value-type="float" office:value="2.97081690383622" calcext:value-type="float">
            <text:p>2.97</text:p>
          </table:table-cell>
          <table:table-cell table:style-name="ce29" table:formula="of:=COVAR([$'prop test'.$R$1:.$R$40]; [$'prop test'.$R$1:.$R$40])" office:value-type="float" office:value="39.3628555328162" calcext:value-type="float">
            <text:p>39.36</text:p>
          </table:table-cell>
          <table:table-cell table:style-name="ce29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HistoryNote</text:p>
          </table:table-cell>
          <table:table-cell office:value-type="string" calcext:value-type="string">
            <text:p>objec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2"/>
          <table:table-cell table:style-name="ce11" table:formula="of:=[.F22]/[.D22]" office:value-type="float" office:value="1.09090909090909" calcext:value-type="float">
            <text:p>1.09</text:p>
          </table:table-cell>
          <table:table-cell table:style-name="ce11" table:formula="of:=[.F22]/[.B$47]*100" office:value-type="float" office:value="2.04081632653061" calcext:value-type="float">
            <text:p>2.04</text:p>
          </table:table-cell>
          <table:table-cell table:style-name="ce11" table:formula="of:=[.F22]/[.B$48]*100" office:value-type="float" office:value="0.520268805549534" calcext:value-type="float">
            <text:p>0.52</text:p>
          </table:table-cell>
          <table:table-cell table:style-name="ce11" table:formula="of:=[.D22]/[.B$47] * 100" office:value-type="float" office:value="1.87074829931973" calcext:value-type="float">
            <text:p>1.87</text:p>
          </table:table-cell>
          <table:table-cell table:style-name="ce11" table:formula="of:=[.D22]/[.B$48] * 100" office:value-type="float" office:value="0.476913071753739" calcext:value-type="float">
            <text:p>0.48</text:p>
          </table:table-cell>
          <table:table-cell table:formula="of:=[.D22]/[.D$45] * 100" office:value-type="float" office:value="0.0864677907479464" calcext:value-type="float">
            <text:p>0.09</text:p>
          </table:table-cell>
          <table:table-cell table:formula="of:=[.E22]/[.F$45] * 100" office:value-type="float" office:value="0.0248601615910503" calcext:value-type="float">
            <text:p>0.02</text:p>
          </table:table-cell>
          <table:table-cell table:formula="of:=[.F22]/[.D$45] * 100" office:value-type="float" office:value="0.0943284989977597" calcext:value-type="float">
            <text:p>0.09</text:p>
          </table:table-cell>
          <table:table-cell table:formula="of:=[.F22]/[.F$45] * 100" office:value-type="float" office:value="0.0248601615910503" calcext:value-type="float">
            <text:p>0.02</text:p>
          </table:table-cell>
          <table:table-cell/>
          <table:table-cell table:style-name="ce24" office:value-type="string" calcext:value-type="string">
            <text:p>Column 7</text:p>
          </table:table-cell>
          <table:table-cell table:style-name="ce29" table:formula="of:=COVAR([$'prop test'.$M$1:.$M$40]; [$'prop test'.$S$1:.$S$40])" office:value-type="float" office:value="12055.2225623419" calcext:value-type="float">
            <text:p>12055.22</text:p>
          </table:table-cell>
          <table:table-cell table:style-name="ce29" table:formula="of:=COVAR([$'prop test'.$N$1:.$N$40]; [$'prop test'.$S$1:.$S$40])" office:value-type="float" office:value="3073.25855914027" calcext:value-type="float">
            <text:p>3073.26</text:p>
          </table:table-cell>
          <table:table-cell table:style-name="ce29" table:formula="of:=COVAR([$'prop test'.$O$1:.$O$40]; [$'prop test'.$S$1:.$S$40])" office:value-type="float" office:value="322.411962336564" calcext:value-type="float">
            <text:p>322.41</text:p>
          </table:table-cell>
          <table:table-cell table:style-name="ce29" table:formula="of:=COVAR([$'prop test'.$P$1:.$P$40]; [$'prop test'.$S$1:.$S$40])" office:value-type="float" office:value="82.1930344044656" calcext:value-type="float">
            <text:p>82.19</text:p>
          </table:table-cell>
          <table:table-cell table:style-name="ce29" table:formula="of:=COVAR([$'prop test'.$Q$1:.$Q$40]; [$'prop test'.$S$1:.$S$40])" office:value-type="float" office:value="14.9021918684039" calcext:value-type="float">
            <text:p>14.90</text:p>
          </table:table-cell>
          <table:table-cell table:style-name="ce29" table:formula="of:=COVAR([$'prop test'.$R$1:.$R$40]; [$'prop test'.$S$1:.$S$40])" office:value-type="float" office:value="146.560416414209" calcext:value-type="float">
            <text:p>146.56</text:p>
          </table:table-cell>
          <table:table-cell table:style-name="ce29" table:formula="of:=COVAR([$'prop test'.$S$1:.$S$40]; [$'prop test'.$S$1:.$S$40])" office:value-type="float" office:value="557.204014200923" calcext:value-type="float">
            <text:p>557.20</text:p>
          </table:table-cell>
          <table:table-cell table:style-name="ce29"/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Notation</text:p>
          </table:table-cell>
          <table:table-cell office:value-type="string" calcext:value-type="string">
            <text:p>object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9.02959309494451" calcext:value-type="float">
            <text:p>9.0295930949</text:p>
          </table:table-cell>
          <table:table-cell table:number-columns-repeated="2"/>
          <table:table-cell table:style-name="ce11" table:formula="of:=[.F23]/[.D23]" office:value-type="float" office:value="4.48686030428769" calcext:value-type="float">
            <text:p>4.49</text:p>
          </table:table-cell>
          <table:table-cell table:style-name="ce11" table:formula="of:=[.F23]/[.B$47]*100" office:value-type="float" office:value="275.850340136054" calcext:value-type="float">
            <text:p>275.85</text:p>
          </table:table-cell>
          <table:table-cell table:style-name="ce11" table:formula="of:=[.F23]/[.B$48]*100" office:value-type="float" office:value="70.3230002167787" calcext:value-type="float">
            <text:p>70.32</text:p>
          </table:table-cell>
          <table:table-cell table:style-name="ce11" table:formula="of:=[.D23]/[.B$47] * 100" office:value-type="float" office:value="61.4795918367347" calcext:value-type="float">
            <text:p>61.48</text:p>
          </table:table-cell>
          <table:table-cell table:style-name="ce11" table:formula="of:=[.D23]/[.B$48] * 100" office:value-type="float" office:value="15.6730977671797" calcext:value-type="float">
            <text:p>15.67</text:p>
          </table:table-cell>
          <table:table-cell table:formula="of:=[.D23]/[.D$45] * 100" office:value-type="float" office:value="2.84164603230751" calcext:value-type="float">
            <text:p>2.84</text:p>
          </table:table-cell>
          <table:table-cell table:formula="of:=[.E23]/[.F$45] * 100" office:value-type="float" office:value="3.36026517505697" calcext:value-type="float">
            <text:p>3.36</text:p>
          </table:table-cell>
          <table:table-cell table:formula="of:=[.F23]/[.D$45] * 100" office:value-type="float" office:value="12.7500687811972" calcext:value-type="float">
            <text:p>12.75</text:p>
          </table:table-cell>
          <table:table-cell table:formula="of:=[.F23]/[.F$45] * 100" office:value-type="float" office:value="3.36026517505697" calcext:value-type="float">
            <text:p>3.36</text:p>
          </table:table-cell>
          <table:table-cell/>
          <table:table-cell table:style-name="ce24" office:value-type="string" calcext:value-type="string">
            <text:p>Column 8</text:p>
          </table:table-cell>
          <table:table-cell table:style-name="ce29" table:formula="of:=COVAR([$'prop test'.$M$1:.$M$40]; [$'prop test'.$T$1:.$T$40])" office:value-type="float" office:value="3177.13929618464" calcext:value-type="float">
            <text:p>3177.14</text:p>
          </table:table-cell>
          <table:table-cell table:style-name="ce29" table:formula="of:=COVAR([$'prop test'.$N$1:.$N$40]; [$'prop test'.$T$1:.$T$40])" office:value-type="float" office:value="809.95356867833" calcext:value-type="float">
            <text:p>809.95</text:p>
          </table:table-cell>
          <table:table-cell table:style-name="ce29" table:formula="of:=COVAR([$'prop test'.$O$1:.$O$40]; [$'prop test'.$T$1:.$T$40])" office:value-type="float" office:value="84.9712819321443" calcext:value-type="float">
            <text:p>84.97</text:p>
          </table:table-cell>
          <table:table-cell table:style-name="ce29" table:formula="of:=COVAR([$'prop test'.$P$1:.$P$40]; [$'prop test'.$T$1:.$T$40])" office:value-type="float" office:value="21.6618746048562" calcext:value-type="float">
            <text:p>21.66</text:p>
          </table:table-cell>
          <table:table-cell table:style-name="ce29" table:formula="of:=COVAR([$'prop test'.$Q$1:.$Q$40]; [$'prop test'.$T$1:.$T$40])" office:value-type="float" office:value="3.92745460646157" calcext:value-type="float">
            <text:p>3.93</text:p>
          </table:table-cell>
          <table:table-cell table:style-name="ce29" table:formula="of:=COVAR([$'prop test'.$R$1:.$R$40]; [$'prop test'.$T$1:.$T$40])" office:value-type="float" office:value="38.6258201245775" calcext:value-type="float">
            <text:p>38.63</text:p>
          </table:table-cell>
          <table:table-cell table:style-name="ce29" table:formula="of:=COVAR([$'prop test'.$S$1:.$S$40]; [$'prop test'.$T$1:.$T$40])" office:value-type="float" office:value="146.850442648789" calcext:value-type="float">
            <text:p>146.85</text:p>
          </table:table-cell>
          <table:table-cell table:style-name="ce29" table:formula="of:=COVAR([$'prop test'.$T$1:.$T$40]; [$'prop test'.$T$1:.$T$40])" office:value-type="float" office:value="38.7022561872088" calcext:value-type="float">
            <text:p>38.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geo:location</text:p>
          </table:table-cell>
          <table:table-cell office:value-type="string" calcext:value-type="string">
            <text:p>data</text:p>
          </table:table-cell>
          <table:table-cell office:value-type="float" office:value="998" calcext:value-type="float">
            <text:p>998</text:p>
          </table:table-cell>
          <table:table-cell office:value-type="float" office:value="228" calcext:value-type="float">
            <text:p>228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17986314760508" calcext:value-type="float">
            <text:p>1.1798631476</text:p>
          </table:table-cell>
          <table:table-cell table:number-columns-repeated="2"/>
          <table:table-cell table:style-name="ce11" table:formula="of:=[.F24]/[.D24]" office:value-type="float" office:value="1.0250501002004" calcext:value-type="float">
            <text:p>1.03</text:p>
          </table:table-cell>
          <table:table-cell table:style-name="ce11" table:formula="of:=[.F24]/[.B$47]*100" office:value-type="float" office:value="86.9897959183674" calcext:value-type="float">
            <text:p>86.99</text:p>
          </table:table-cell>
          <table:table-cell table:style-name="ce11" table:formula="of:=[.F24]/[.B$48]*100" office:value-type="float" office:value="22.1764578365489" calcext:value-type="float">
            <text:p>22.18</text:p>
          </table:table-cell>
          <table:table-cell table:style-name="ce11" table:formula="of:=[.D24]/[.B$47] * 100" office:value-type="float" office:value="84.8639455782313" calcext:value-type="float">
            <text:p>84.86</text:p>
          </table:table-cell>
          <table:table-cell table:style-name="ce11" table:formula="of:=[.D24]/[.B$48] * 100" office:value-type="float" office:value="21.6345111641015" calcext:value-type="float">
            <text:p>21.63</text:p>
          </table:table-cell>
          <table:table-cell table:formula="of:=[.D24]/[.D$45] * 100" office:value-type="float" office:value="3.92249341665684" calcext:value-type="float">
            <text:p>3.92</text:p>
          </table:table-cell>
          <table:table-cell table:formula="of:=[.E24]/[.F$45] * 100" office:value-type="float" office:value="0.236171535114978" calcext:value-type="float">
            <text:p>0.24</text:p>
          </table:table-cell>
          <table:table-cell table:formula="of:=[.F24]/[.D$45] * 100" office:value-type="float" office:value="4.02075226977951" calcext:value-type="float">
            <text:p>4.02</text:p>
          </table:table-cell>
          <table:table-cell table:formula="of:=[.F24]/[.F$45] * 100" office:value-type="float" office:value="1.05966438781852" calcext:value-type="float">
            <text:p>1.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lemon:context</text:p>
          </table:table-cell>
          <table:table-cell office:value-type="string" calcext:value-type="string">
            <text:p>data</text:p>
          </table:table-cell>
          <table:table-cell office:value-type="float" office:value="1138" calcext:value-type="float">
            <text:p>1138</text:p>
          </table:table-cell>
          <table:table-cell office:value-type="float" office:value="6" calcext:value-type="float">
            <text:p>6</text:p>
          </table:table-cell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46602367382727" calcext:value-type="float">
            <text:p>2.4660236738</text:p>
          </table:table-cell>
          <table:table-cell table:number-columns-repeated="2"/>
          <table:table-cell table:style-name="ce11" table:formula="of:=[.F25]/[.D25]" office:value-type="float" office:value="2.00439367311072" calcext:value-type="float">
            <text:p>2.00</text:p>
          </table:table-cell>
          <table:table-cell table:style-name="ce11" table:formula="of:=[.F25]/[.B$47]*100" office:value-type="float" office:value="193.962585034014" calcext:value-type="float">
            <text:p>193.96</text:p>
          </table:table-cell>
          <table:table-cell table:style-name="ce11" table:formula="of:=[.F25]/[.B$48]*100" office:value-type="float" office:value="49.4472143941036" calcext:value-type="float">
            <text:p>49.45</text:p>
          </table:table-cell>
          <table:table-cell table:style-name="ce11" table:formula="of:=[.D25]/[.B$47] * 100" office:value-type="float" office:value="96.7687074829932" calcext:value-type="float">
            <text:p>96.77</text:p>
          </table:table-cell>
          <table:table-cell table:style-name="ce11" table:formula="of:=[.D25]/[.B$48] * 100" office:value-type="float" office:value="24.6694125298071" calcext:value-type="float">
            <text:p>24.67</text:p>
          </table:table-cell>
          <table:table-cell table:formula="of:=[.D25]/[.D$45] * 100" office:value-type="float" office:value="4.47274299414377" calcext:value-type="float">
            <text:p>4.47</text:p>
          </table:table-cell>
          <table:table-cell table:formula="of:=[.E25]/[.F$45] * 100" office:value-type="float" office:value="0.00621504039776259" calcext:value-type="float">
            <text:p>0.01</text:p>
          </table:table-cell>
          <table:table-cell table:formula="of:=[.F25]/[.D$45] * 100" office:value-type="float" office:value="8.96513775891208" calcext:value-type="float">
            <text:p>8.97</text:p>
          </table:table-cell>
          <table:table-cell table:formula="of:=[.F25]/[.F$45] * 100" office:value-type="float" office:value="2.36275119121608" calcext:value-type="float">
            <text:p>2.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owl:versionInfo</text:p>
          </table:table-cell>
          <table:table-cell office:value-type="string" calcext:value-type="string">
            <text:p>data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26]/[.D26]" office:value-type="float" office:value="1" calcext:value-type="float">
            <text:p>1.00</text:p>
          </table:table-cell>
          <table:table-cell table:style-name="ce11" table:formula="of:=[.F26]/[.B$47]*100" office:value-type="float" office:value="99.6598639455782" calcext:value-type="float">
            <text:p>99.66</text:p>
          </table:table-cell>
          <table:table-cell table:style-name="ce11" table:formula="of:=[.F26]/[.B$48]*100" office:value-type="float" office:value="25.4064600043356" calcext:value-type="float">
            <text:p>25.41</text:p>
          </table:table-cell>
          <table:table-cell table:style-name="ce11" table:formula="of:=[.D26]/[.B$47] * 100" office:value-type="float" office:value="99.6598639455782" calcext:value-type="float">
            <text:p>99.66</text:p>
          </table:table-cell>
          <table:table-cell table:style-name="ce11" table:formula="of:=[.D26]/[.B$48] * 100" office:value-type="float" office:value="25.4064600043356" calcext:value-type="float">
            <text:p>25.41</text:p>
          </table:table-cell>
          <table:table-cell table:formula="of:=[.D26]/[.D$45] * 100" office:value-type="float" office:value="4.6063750343906" calcext:value-type="float">
            <text:p>4.61</text:p>
          </table:table-cell>
          <table:table-cell table:formula="of:=[.E26]/[.F$45] * 100" office:value-type="float" office:value="0.00103584006629376" calcext:value-type="float">
            <text:p>0.00</text:p>
          </table:table-cell>
          <table:table-cell table:formula="of:=[.F26]/[.D$45] * 100" office:value-type="float" office:value="4.6063750343906" calcext:value-type="float">
            <text:p>4.61</text:p>
          </table:table-cell>
          <table:table-cell table:formula="of:=[.F26]/[.F$45] * 100" office:value-type="float" office:value="1.21400455769629" calcext:value-type="float">
            <text:p>1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object</text:p>
          </table:table-cell>
          <table:table-cell office:value-type="float" office:value="1176" calcext:value-type="float">
            <text:p>1176</text:p>
          </table:table-cell>
          <table:table-cell office:value-type="float" office:value="6" calcext:value-type="float">
            <text:p>6</text:p>
          </table:table-cell>
          <table:table-cell office:value-type="float" office:value="4613" calcext:value-type="float">
            <text:p>46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97160199436375" calcext:value-type="float">
            <text:p>3.9716019944</text:p>
          </table:table-cell>
          <table:table-cell table:number-columns-repeated="2"/>
          <table:table-cell table:style-name="ce11" table:formula="of:=[.F27]/[.D27]" office:value-type="float" office:value="3.92261904761905" calcext:value-type="float">
            <text:p>3.92</text:p>
          </table:table-cell>
          <table:table-cell table:style-name="ce11" table:formula="of:=[.F27]/[.B$47]*100" office:value-type="float" office:value="392.261904761905" calcext:value-type="float">
            <text:p>392.26</text:p>
          </table:table-cell>
          <table:table-cell table:style-name="ce11" table:formula="of:=[.F27]/[.B$48]*100" office:value-type="float" office:value="100" calcext:value-type="float">
            <text:p>100.00</text:p>
          </table:table-cell>
          <table:table-cell table:style-name="ce11" table:formula="of:=[.D27]/[.B$47] * 100" office:value-type="float" office:value="100" calcext:value-type="float">
            <text:p>100.00</text:p>
          </table:table-cell>
          <table:table-cell table:style-name="ce11" table:formula="of:=[.D27]/[.B$48] * 100" office:value-type="float" office:value="25.4931714719272" calcext:value-type="float">
            <text:p>25.49</text:p>
          </table:table-cell>
          <table:table-cell table:formula="of:=[.D27]/[.D$45] * 100" office:value-type="float" office:value="4.62209645089023" calcext:value-type="float">
            <text:p>4.62</text:p>
          </table:table-cell>
          <table:table-cell table:formula="of:=[.E27]/[.F$45] * 100" office:value-type="float" office:value="0.00621504039776259" calcext:value-type="float">
            <text:p>0.01</text:p>
          </table:table-cell>
          <table:table-cell table:formula="of:=[.F27]/[.D$45] * 100" office:value-type="float" office:value="18.1307235781944" calcext:value-type="float">
            <text:p>18.13</text:p>
          </table:table-cell>
          <table:table-cell table:formula="of:=[.F27]/[.F$45] * 100" office:value-type="float" office:value="4.77833022581313" calcext:value-type="float">
            <text:p>4.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skos:broader</text:p>
          </table:table-cell>
          <table:table-cell office:value-type="string" calcext:value-type="string">
            <text:p>object</text:p>
          </table:table-cell>
          <table:table-cell office:value-type="float" office:value="897" calcext:value-type="float">
            <text:p>897</text:p>
          </table:table-cell>
          <table:table-cell office:value-type="float" office:value="44" calcext:value-type="float">
            <text:p>44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22271714922" calcext:value-type="float">
            <text:p>1.0022271715</text:p>
          </table:table-cell>
          <table:table-cell table:number-columns-repeated="2"/>
          <table:table-cell table:style-name="ce11" table:formula="of:=[.F28]/[.D28]" office:value-type="float" office:value="1.00111482720178" calcext:value-type="float">
            <text:p>1.00</text:p>
          </table:table-cell>
          <table:table-cell table:style-name="ce11" table:formula="of:=[.F28]/[.B$47]*100" office:value-type="float" office:value="76.3605442176871" calcext:value-type="float">
            <text:p>76.36</text:p>
          </table:table-cell>
          <table:table-cell table:style-name="ce11" table:formula="of:=[.F28]/[.B$48]*100" office:value-type="float" office:value="19.4667244743117" calcext:value-type="float">
            <text:p>19.47</text:p>
          </table:table-cell>
          <table:table-cell table:style-name="ce11" table:formula="of:=[.D28]/[.B$47] * 100" office:value-type="float" office:value="76.2755102040816" calcext:value-type="float">
            <text:p>76.28</text:p>
          </table:table-cell>
          <table:table-cell table:style-name="ce11" table:formula="of:=[.D28]/[.B$48] * 100" office:value-type="float" office:value="19.4450466074138" calcext:value-type="float">
            <text:p>19.45</text:p>
          </table:table-cell>
          <table:table-cell table:formula="of:=[.D28]/[.D$45] * 100" office:value-type="float" office:value="3.52552765004127" calcext:value-type="float">
            <text:p>3.53</text:p>
          </table:table-cell>
          <table:table-cell table:formula="of:=[.E28]/[.F$45] * 100" office:value-type="float" office:value="0.0455769629169256" calcext:value-type="float">
            <text:p>0.05</text:p>
          </table:table-cell>
          <table:table-cell table:formula="of:=[.F28]/[.D$45] * 100" office:value-type="float" office:value="3.52945800416618" calcext:value-type="float">
            <text:p>3.53</text:p>
          </table:table-cell>
          <table:table-cell table:formula="of:=[.F28]/[.F$45] * 100" office:value-type="float" office:value="0.9301843795318" calcext:value-type="float">
            <text:p>0.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changeNote</text:p>
          </table:table-cell>
          <table:table-cell office:value-type="string" calcext:value-type="string">
            <text:p>data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style-name="ce11" table:formula="of:=[.F29]/[.D29]" office:value-type="float" office:value="1.14285714285714" calcext:value-type="float">
            <text:p>1.14</text:p>
          </table:table-cell>
          <table:table-cell table:style-name="ce11" table:formula="of:=[.F29]/[.B$47]*100" office:value-type="float" office:value="8.16326530612245" calcext:value-type="float">
            <text:p>8.16</text:p>
          </table:table-cell>
          <table:table-cell table:style-name="ce11" table:formula="of:=[.F29]/[.B$48]*100" office:value-type="float" office:value="2.08107522219814" calcext:value-type="float">
            <text:p>2.08</text:p>
          </table:table-cell>
          <table:table-cell table:style-name="ce11" table:formula="of:=[.D29]/[.B$47] * 100" office:value-type="float" office:value="7.14285714285714" calcext:value-type="float">
            <text:p>7.14</text:p>
          </table:table-cell>
          <table:table-cell table:style-name="ce11" table:formula="of:=[.D29]/[.B$48] * 100" office:value-type="float" office:value="1.82094081942337" calcext:value-type="float">
            <text:p>1.82</text:p>
          </table:table-cell>
          <table:table-cell table:formula="of:=[.D29]/[.D$45] * 100" office:value-type="float" office:value="0.330149746492159" calcext:value-type="float">
            <text:p>0.33</text:p>
          </table:table-cell>
          <table:table-cell table:formula="of:=[.E29]/[.F$45] * 100" office:value-type="float" office:value="0.0963331261653201" calcext:value-type="float">
            <text:p>0.10</text:p>
          </table:table-cell>
          <table:table-cell table:formula="of:=[.F29]/[.D$45] * 100" office:value-type="float" office:value="0.377313995991039" calcext:value-type="float">
            <text:p>0.38</text:p>
          </table:table-cell>
          <table:table-cell table:formula="of:=[.F29]/[.F$45] * 100" office:value-type="float" office:value="0.0994406463642014" calcext:value-type="float">
            <text:p>0.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definition</text:p>
          </table:table-cell>
          <table:table-cell office:value-type="string" calcext:value-type="string">
            <text:p>data</text:p>
          </table:table-cell>
          <table:table-cell office:value-type="float" office:value="361" calcext:value-type="float">
            <text:p>361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0207468879668" calcext:value-type="float">
            <text:p>1.5020746888</text:p>
          </table:table-cell>
          <table:table-cell table:number-columns-repeated="2"/>
          <table:table-cell table:style-name="ce11" table:formula="of:=[.F30]/[.D30]" office:value-type="float" office:value="1.33518005540166" calcext:value-type="float">
            <text:p>1.34</text:p>
          </table:table-cell>
          <table:table-cell table:style-name="ce11" table:formula="of:=[.F30]/[.B$47]*100" office:value-type="float" office:value="40.9863945578231" calcext:value-type="float">
            <text:p>40.99</text:p>
          </table:table-cell>
          <table:table-cell table:style-name="ce11" table:formula="of:=[.F30]/[.B$48]*100" office:value-type="float" office:value="10.4487318447865" calcext:value-type="float">
            <text:p>10.45</text:p>
          </table:table-cell>
          <table:table-cell table:style-name="ce11" table:formula="of:=[.D30]/[.B$47] * 100" office:value-type="float" office:value="30.6972789115646" calcext:value-type="float">
            <text:p>30.70</text:p>
          </table:table-cell>
          <table:table-cell table:style-name="ce11" table:formula="of:=[.D30]/[.B$48] * 100" office:value-type="float" office:value="7.82570995014091" calcext:value-type="float">
            <text:p>7.83</text:p>
          </table:table-cell>
          <table:table-cell table:formula="of:=[.D30]/[.D$45] * 100" office:value-type="float" office:value="1.4188578390913" calcext:value-type="float">
            <text:p>1.42</text:p>
          </table:table-cell>
          <table:table-cell table:formula="of:=[.E30]/[.F$45] * 100" office:value-type="float" office:value="0.497203231821007" calcext:value-type="float">
            <text:p>0.50</text:p>
          </table:table-cell>
          <table:table-cell table:formula="of:=[.F30]/[.D$45] * 100" office:value-type="float" office:value="1.89443068820501" calcext:value-type="float">
            <text:p>1.89</text:p>
          </table:table-cell>
          <table:table-cell table:formula="of:=[.F30]/[.F$45] * 100" office:value-type="float" office:value="0.499274911953594" calcext:value-type="float">
            <text:p>0.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exactMatch</text:p>
          </table:table-cell>
          <table:table-cell office:value-type="string" calcext:value-type="string">
            <text:p>data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31]/[.D31]" office:value-type="float" office:value="1" calcext:value-type="float">
            <text:p>1.00</text:p>
          </table:table-cell>
          <table:table-cell table:style-name="ce11" table:formula="of:=[.F31]/[.B$47]*100" office:value-type="float" office:value="16.2414965986395" calcext:value-type="float">
            <text:p>16.24</text:p>
          </table:table-cell>
          <table:table-cell table:style-name="ce11" table:formula="of:=[.F31]/[.B$48]*100" office:value-type="float" office:value="4.14047257749837" calcext:value-type="float">
            <text:p>4.14</text:p>
          </table:table-cell>
          <table:table-cell table:style-name="ce11" table:formula="of:=[.D31]/[.B$47] * 100" office:value-type="float" office:value="16.2414965986395" calcext:value-type="float">
            <text:p>16.24</text:p>
          </table:table-cell>
          <table:table-cell table:style-name="ce11" table:formula="of:=[.D31]/[.B$48] * 100" office:value-type="float" office:value="4.14047257749837" calcext:value-type="float">
            <text:p>4.14</text:p>
          </table:table-cell>
          <table:table-cell table:formula="of:=[.D31]/[.D$45] * 100" office:value-type="float" office:value="0.750697637857171" calcext:value-type="float">
            <text:p>0.75</text:p>
          </table:table-cell>
          <table:table-cell table:formula="of:=[.E31]/[.F$45] * 100" office:value-type="float" office:value="0.194737932463228" calcext:value-type="float">
            <text:p>0.19</text:p>
          </table:table-cell>
          <table:table-cell table:formula="of:=[.F31]/[.D$45] * 100" office:value-type="float" office:value="0.750697637857171" calcext:value-type="float">
            <text:p>0.75</text:p>
          </table:table-cell>
          <table:table-cell table:formula="of:=[.F31]/[.F$45] * 100" office:value-type="float" office:value="0.197845452662109" calcext:value-type="float">
            <text:p>0.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historyNote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2"/>
          <table:table-cell table:style-name="ce11" table:formula="of:=[.F32]/[.D32]" office:value-type="float" office:value="1.09090909090909" calcext:value-type="float">
            <text:p>1.09</text:p>
          </table:table-cell>
          <table:table-cell table:style-name="ce11" table:formula="of:=[.F32]/[.B$47]*100" office:value-type="float" office:value="2.04081632653061" calcext:value-type="float">
            <text:p>2.04</text:p>
          </table:table-cell>
          <table:table-cell table:style-name="ce11" table:formula="of:=[.F32]/[.B$48]*100" office:value-type="float" office:value="0.520268805549534" calcext:value-type="float">
            <text:p>0.52</text:p>
          </table:table-cell>
          <table:table-cell table:style-name="ce11" table:formula="of:=[.D32]/[.B$47] * 100" office:value-type="float" office:value="1.87074829931973" calcext:value-type="float">
            <text:p>1.87</text:p>
          </table:table-cell>
          <table:table-cell table:style-name="ce11" table:formula="of:=[.D32]/[.B$48] * 100" office:value-type="float" office:value="0.476913071753739" calcext:value-type="float">
            <text:p>0.48</text:p>
          </table:table-cell>
          <table:table-cell table:formula="of:=[.D32]/[.D$45] * 100" office:value-type="float" office:value="0.0864677907479464" calcext:value-type="float">
            <text:p>0.09</text:p>
          </table:table-cell>
          <table:table-cell table:formula="of:=[.E32]/[.F$45] * 100" office:value-type="float" office:value="0.0207168013258753" calcext:value-type="float">
            <text:p>0.02</text:p>
          </table:table-cell>
          <table:table-cell table:formula="of:=[.F32]/[.D$45] * 100" office:value-type="float" office:value="0.0943284989977597" calcext:value-type="float">
            <text:p>0.09</text:p>
          </table:table-cell>
          <table:table-cell table:formula="of:=[.F32]/[.F$45] * 100" office:value-type="float" office:value="0.0248601615910503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skos:inScheme</text:p>
          </table:table-cell>
          <table:table-cell table:style-name="ce9" office:value-type="string" calcext:value-type="string">
            <text:p>object</text:p>
          </table:table-cell>
          <table:table-cell office:value-type="float" office:value="1176" calcext:value-type="float">
            <text:p>1176</text:p>
          </table:table-cell>
          <table:table-cell office:value-type="float" office:value="4" calcext:value-type="float">
            <text:p>4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string" calcext:value-type="string">
            <text:p>remove duplicates</text:p>
          </table:table-cell>
          <table:table-cell/>
          <table:table-cell table:style-name="ce11" table:formula="of:=[.F33]/[.D33]" office:value-type="float" office:value="1" calcext:value-type="float">
            <text:p>1.00</text:p>
          </table:table-cell>
          <table:table-cell table:style-name="ce11" table:formula="of:=[.F33]/[.B$47]*100" office:value-type="float" office:value="100" calcext:value-type="float">
            <text:p>100.00</text:p>
          </table:table-cell>
          <table:table-cell table:style-name="ce11" table:formula="of:=[.F33]/[.B$48]*100" office:value-type="float" office:value="25.4931714719272" calcext:value-type="float">
            <text:p>25.49</text:p>
          </table:table-cell>
          <table:table-cell table:style-name="ce11" table:formula="of:=[.D33]/[.B$47] * 100" office:value-type="float" office:value="100" calcext:value-type="float">
            <text:p>100.00</text:p>
          </table:table-cell>
          <table:table-cell table:style-name="ce11" table:formula="of:=[.D33]/[.B$48] * 100" office:value-type="float" office:value="25.4931714719272" calcext:value-type="float">
            <text:p>25.49</text:p>
          </table:table-cell>
          <table:table-cell table:formula="of:=[.D33]/[.D$45] * 100" office:value-type="float" office:value="4.62209645089023" calcext:value-type="float">
            <text:p>4.62</text:p>
          </table:table-cell>
          <table:table-cell table:formula="of:=[.E33]/[.F$45] * 100" office:value-type="float" office:value="0.00414336026517506" calcext:value-type="float">
            <text:p>0.00</text:p>
          </table:table-cell>
          <table:table-cell table:formula="of:=[.F33]/[.D$45] * 100" office:value-type="float" office:value="4.62209645089023" calcext:value-type="float">
            <text:p>4.62</text:p>
          </table:table-cell>
          <table:table-cell table:formula="of:=[.F33]/[.F$45] * 100" office:value-type="float" office:value="1.21814791796147" calcext:value-type="float">
            <text:p>1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newPropoerty</text:p>
          </table:table-cell>
          <table:table-cell office:value-type="string" calcext:value-type="string">
            <text:p>data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4"/>
          <table:table-cell/>
          <table:table-cell table:style-name="ce11" table:formula="of:=[.F34]/[.D34]" office:value-type="float" office:value="1" calcext:value-type="float">
            <text:p>1.00</text:p>
          </table:table-cell>
          <table:table-cell table:style-name="ce11" table:formula="of:=[.F34]/[.B$47]*100" office:value-type="float" office:value="0.0850340136054422" calcext:value-type="float">
            <text:p>0.09</text:p>
          </table:table-cell>
          <table:table-cell table:style-name="ce11" table:formula="of:=[.F34]/[.B$48]*100" office:value-type="float" office:value="0.0216778668978972" calcext:value-type="float">
            <text:p>0.02</text:p>
          </table:table-cell>
          <table:table-cell table:style-name="ce11" table:formula="of:=[.D34]/[.B$47] * 100" office:value-type="float" office:value="0.0850340136054422" calcext:value-type="float">
            <text:p>0.09</text:p>
          </table:table-cell>
          <table:table-cell table:style-name="ce11" table:formula="of:=[.D34]/[.B$48] * 100" office:value-type="float" office:value="0.0216778668978972" calcext:value-type="float">
            <text:p>0.02</text:p>
          </table:table-cell>
          <table:table-cell table:formula="of:=[.D34]/[.D$45] * 100" office:value-type="float" office:value="0.00393035412490665" calcext:value-type="float">
            <text:p>0.00</text:p>
          </table:table-cell>
          <table:table-cell table:formula="of:=[.E34]/[.F$45] * 100" office:value-type="float" office:value="0.00103584006629376" calcext:value-type="float">
            <text:p>0.00</text:p>
          </table:table-cell>
          <table:table-cell table:formula="of:=[.F34]/[.D$45] * 100" office:value-type="float" office:value="0.00393035412490665" calcext:value-type="float">
            <text:p>0.00</text:p>
          </table:table-cell>
          <table:table-cell table:formula="of:=[.F34]/[.F$45] * 100" office:value-type="float" office:value="0.00103584006629376" calcext:value-type="float">
            <text:p>0.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newRel</text:p>
          </table:table-cell>
          <table:table-cell office:value-type="string" calcext:value-type="string">
            <text:p>data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4"/>
          <table:table-cell/>
          <table:table-cell table:style-name="ce11" table:formula="of:=[.F35]/[.D35]" office:value-type="float" office:value="1" calcext:value-type="float">
            <text:p>1.00</text:p>
          </table:table-cell>
          <table:table-cell table:style-name="ce11" table:formula="of:=[.F35]/[.B$47]*100" office:value-type="float" office:value="0.0850340136054422" calcext:value-type="float">
            <text:p>0.09</text:p>
          </table:table-cell>
          <table:table-cell table:style-name="ce11" table:formula="of:=[.F35]/[.B$48]*100" office:value-type="float" office:value="0.0216778668978972" calcext:value-type="float">
            <text:p>0.02</text:p>
          </table:table-cell>
          <table:table-cell table:style-name="ce11" table:formula="of:=[.D35]/[.B$47] * 100" office:value-type="float" office:value="0.0850340136054422" calcext:value-type="float">
            <text:p>0.09</text:p>
          </table:table-cell>
          <table:table-cell table:style-name="ce11" table:formula="of:=[.D35]/[.B$48] * 100" office:value-type="float" office:value="0.0216778668978972" calcext:value-type="float">
            <text:p>0.02</text:p>
          </table:table-cell>
          <table:table-cell table:formula="of:=[.D35]/[.D$45] * 100" office:value-type="float" office:value="0.00393035412490665" calcext:value-type="float">
            <text:p>0.00</text:p>
          </table:table-cell>
          <table:table-cell table:formula="of:=[.E35]/[.F$45] * 100" office:value-type="float" office:value="0.00103584006629376" calcext:value-type="float">
            <text:p>0.00</text:p>
          </table:table-cell>
          <table:table-cell table:formula="of:=[.F35]/[.D$45] * 100" office:value-type="float" office:value="0.00393035412490665" calcext:value-type="float">
            <text:p>0.00</text:p>
          </table:table-cell>
          <table:table-cell table:formula="of:=[.F35]/[.F$45] * 100" office:value-type="float" office:value="0.00103584006629376" calcext:value-type="float">
            <text:p>0.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skos:notation</text:p>
          </table:table-cell>
          <table:table-cell table:style-name="ce9" office:value-type="string" calcext:value-type="string">
            <text:p>data</text:p>
          </table:table-cell>
          <table:table-cell office:value-type="float" office:value="841" calcext:value-type="float">
            <text:p>841</text:p>
          </table:table-cell>
          <table:table-cell office:value-type="float" office:value="1009" calcext:value-type="float">
            <text:p>1009</text:p>
          </table:table-cell>
          <table:table-cell office:value-type="float" office:value="1018" calcext:value-type="float">
            <text:p>1018</text:p>
          </table:table-cell>
          <table:table-cell office:value-type="float" office:value="1.81818181818182" calcext:value-type="float">
            <text:p>1.8181818182</text:p>
          </table:table-cell>
          <table:table-cell office:value-type="float" office:value="29.3636363636364" calcext:value-type="float">
            <text:p>29.3636363636</text:p>
          </table:table-cell>
          <table:table-cell office:value-type="float" office:value="5.81832846391552" calcext:value-type="float">
            <text:p>5.8183284639</text:p>
          </table:table-cell>
          <table:table-cell table:style-name="ce10" office:value-type="string" calcext:value-type="string">
            <text:p>sum scnt/ocnt/cnt</text:p>
          </table:table-cell>
          <table:table-cell table:style-name="ce10" office:value-type="string" calcext:value-type="string">
            <text:p>average min/max/avg</text:p>
          </table:table-cell>
          <table:table-cell table:style-name="ce11" table:formula="of:=[.F36]/[.D36]" office:value-type="float" office:value="1.21046373365042" calcext:value-type="float">
            <text:p>1.21</text:p>
          </table:table-cell>
          <table:table-cell table:style-name="ce11" table:formula="of:=[.F36]/[.B$47]*100" office:value-type="float" office:value="86.5646258503401" calcext:value-type="float">
            <text:p>86.56</text:p>
          </table:table-cell>
          <table:table-cell table:style-name="ce11" table:formula="of:=[.F36]/[.B$48]*100" office:value-type="float" office:value="22.0680685020594" calcext:value-type="float">
            <text:p>22.07</text:p>
          </table:table-cell>
          <table:table-cell table:style-name="ce11" table:formula="of:=[.D36]/[.B$47] * 100" office:value-type="float" office:value="71.5136054421769" calcext:value-type="float">
            <text:p>71.51</text:p>
          </table:table-cell>
          <table:table-cell table:style-name="ce11" table:formula="of:=[.D36]/[.B$48] * 100" office:value-type="float" office:value="18.2310860611316" calcext:value-type="float">
            <text:p>18.23</text:p>
          </table:table-cell>
          <table:table-cell table:formula="of:=[.D36]/[.D$45] * 100" office:value-type="float" office:value="3.3054278190465" calcext:value-type="float">
            <text:p>3.31</text:p>
          </table:table-cell>
          <table:table-cell table:formula="of:=[.E36]/[.F$45] * 100" office:value-type="float" office:value="1.04516262689041" calcext:value-type="float">
            <text:p>1.05</text:p>
          </table:table-cell>
          <table:table-cell table:formula="of:=[.F36]/[.D$45] * 100" office:value-type="float" office:value="4.00110049915497" calcext:value-type="float">
            <text:p>4.00</text:p>
          </table:table-cell>
          <table:table-cell table:formula="of:=[.F36]/[.F$45] * 100" office:value-type="float" office:value="1.05448518748705" calcext:value-type="float">
            <text:p>1.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prefLabel</text:p>
          </table:table-cell>
          <table:table-cell office:value-type="string" calcext:value-type="string">
            <text:p>data</text:p>
          </table:table-cell>
          <table:table-cell office:value-type="float" office:value="1176" calcext:value-type="float">
            <text:p>1176</text:p>
          </table:table-cell>
          <table:table-cell office:value-type="float" office:value="24194" calcext:value-type="float">
            <text:p>24194</text:p>
          </table:table-cell>
          <table:table-cell office:value-type="float" office:value="24615" calcext:value-type="float">
            <text:p>246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.1732277066829" calcext:value-type="float">
            <text:p>23.1732277067</text:p>
          </table:table-cell>
          <table:table-cell table:number-columns-repeated="2"/>
          <table:table-cell table:style-name="ce11" table:formula="of:=[.F37]/[.D37]" office:value-type="float" office:value="20.9311224489796" calcext:value-type="float">
            <text:p>20.93</text:p>
          </table:table-cell>
          <table:table-cell table:style-name="ce11" table:formula="of:=[.F37]/[.B$47]*100" office:value-type="float" office:value="2093.11224489796" calcext:value-type="float">
            <text:p>2093.11</text:p>
          </table:table-cell>
          <table:table-cell table:style-name="ce11" table:formula="of:=[.F37]/[.B$48]*100" office:value-type="float" office:value="533.600693691741" calcext:value-type="float">
            <text:p>533.60</text:p>
          </table:table-cell>
          <table:table-cell table:style-name="ce11" table:formula="of:=[.D37]/[.B$47] * 100" office:value-type="float" office:value="100" calcext:value-type="float">
            <text:p>100.00</text:p>
          </table:table-cell>
          <table:table-cell table:style-name="ce11" table:formula="of:=[.D37]/[.B$48] * 100" office:value-type="float" office:value="25.4931714719272" calcext:value-type="float">
            <text:p>25.49</text:p>
          </table:table-cell>
          <table:table-cell table:formula="of:=[.D37]/[.D$45] * 100" office:value-type="float" office:value="4.62209645089023" calcext:value-type="float">
            <text:p>4.62</text:p>
          </table:table-cell>
          <table:table-cell table:formula="of:=[.E37]/[.F$45] * 100" office:value-type="float" office:value="25.0611145639113" calcext:value-type="float">
            <text:p>25.06</text:p>
          </table:table-cell>
          <table:table-cell table:formula="of:=[.F37]/[.D$45] * 100" office:value-type="float" office:value="96.7456667845773" calcext:value-type="float">
            <text:p>96.75</text:p>
          </table:table-cell>
          <table:table-cell table:formula="of:=[.F37]/[.F$45] * 100" office:value-type="float" office:value="25.497203231821" calcext:value-type="float">
            <text:p>25.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topConceptOf</text:p>
          </table:table-cell>
          <table:table-cell office:value-type="string" calcext:value-type="string">
            <text:p>object</text:p>
          </table:table-cell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1" table:formula="of:=[.F38]/[.D38]" office:value-type="float" office:value="1" calcext:value-type="float">
            <text:p>1.00</text:p>
          </table:table-cell>
          <table:table-cell table:style-name="ce11" table:formula="of:=[.F38]/[.B$47]*100" office:value-type="float" office:value="99.6598639455782" calcext:value-type="float">
            <text:p>99.66</text:p>
          </table:table-cell>
          <table:table-cell table:style-name="ce11" table:formula="of:=[.F38]/[.B$48]*100" office:value-type="float" office:value="25.4064600043356" calcext:value-type="float">
            <text:p>25.41</text:p>
          </table:table-cell>
          <table:table-cell table:style-name="ce11" table:formula="of:=[.D38]/[.B$47] * 100" office:value-type="float" office:value="99.6598639455782" calcext:value-type="float">
            <text:p>99.66</text:p>
          </table:table-cell>
          <table:table-cell table:style-name="ce11" table:formula="of:=[.D38]/[.B$48] * 100" office:value-type="float" office:value="25.4064600043356" calcext:value-type="float">
            <text:p>25.41</text:p>
          </table:table-cell>
          <table:table-cell table:formula="of:=[.D38]/[.D$45] * 100" office:value-type="float" office:value="4.6063750343906" calcext:value-type="float">
            <text:p>4.61</text:p>
          </table:table-cell>
          <table:table-cell table:formula="of:=[.E38]/[.F$45] * 100" office:value-type="float" office:value="0.00414336026517506" calcext:value-type="float">
            <text:p>0.00</text:p>
          </table:table-cell>
          <table:table-cell table:formula="of:=[.F38]/[.D$45] * 100" office:value-type="float" office:value="4.6063750343906" calcext:value-type="float">
            <text:p>4.61</text:p>
          </table:table-cell>
          <table:table-cell table:formula="of:=[.F38]/[.F$45] * 100" office:value-type="float" office:value="1.21400455769629" calcext:value-type="float">
            <text:p>1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xl:altLabel</text:p>
          </table:table-cell>
          <table:table-cell office:value-type="string" calcext:value-type="string">
            <text:p>object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12284" calcext:value-type="float">
            <text:p>1228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1.1325301204819" calcext:value-type="float">
            <text:p>41.1325301205</text:p>
          </table:table-cell>
          <table:table-cell table:number-columns-repeated="2"/>
          <table:table-cell table:style-name="ce11" table:formula="of:=[.F39]/[.D39]" office:value-type="float" office:value="21.8188277087034" calcext:value-type="float">
            <text:p>21.82</text:p>
          </table:table-cell>
          <table:table-cell table:style-name="ce11" table:formula="of:=[.F39]/[.B$47]*100" office:value-type="float" office:value="1044.55782312925" calcext:value-type="float">
            <text:p>1044.56</text:p>
          </table:table-cell>
          <table:table-cell table:style-name="ce11" table:formula="of:=[.F39]/[.B$48]*100" office:value-type="float" office:value="266.29091697377" calcext:value-type="float">
            <text:p>266.29</text:p>
          </table:table-cell>
          <table:table-cell table:style-name="ce11" table:formula="of:=[.D39]/[.B$47] * 100" office:value-type="float" office:value="47.874149659864" calcext:value-type="float">
            <text:p>47.87</text:p>
          </table:table-cell>
          <table:table-cell table:style-name="ce11" table:formula="of:=[.D39]/[.B$48] * 100" office:value-type="float" office:value="12.2046390635162" calcext:value-type="float">
            <text:p>12.20</text:p>
          </table:table-cell>
          <table:table-cell table:formula="of:=[.D39]/[.D$45] * 100" office:value-type="float" office:value="2.21278937232245" calcext:value-type="float">
            <text:p>2.21</text:p>
          </table:table-cell>
          <table:table-cell table:formula="of:=[.E39]/[.F$45] * 100" office:value-type="float" office:value="12.7242593743526" calcext:value-type="float">
            <text:p>12.72</text:p>
          </table:table-cell>
          <table:table-cell table:formula="of:=[.F39]/[.D$45] * 100" office:value-type="float" office:value="48.2804700703533" calcext:value-type="float">
            <text:p>48.28</text:p>
          </table:table-cell>
          <table:table-cell table:formula="of:=[.F39]/[.F$45] * 100" office:value-type="float" office:value="12.7242593743526" calcext:value-type="float">
            <text:p>12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xl:prefLabel</text:p>
          </table:table-cell>
          <table:table-cell office:value-type="string" calcext:value-type="string">
            <text:p>object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28811" calcext:value-type="float">
            <text:p>2881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5.30793794037" calcext:value-type="float">
            <text:p>35.3079379404</text:p>
          </table:table-cell>
          <table:table-cell table:number-columns-repeated="2"/>
          <table:table-cell table:style-name="ce11" table:formula="of:=[.F40]/[.D40]" office:value-type="float" office:value="24.5827645051195" calcext:value-type="float">
            <text:p>24.58</text:p>
          </table:table-cell>
          <table:table-cell table:style-name="ce11" table:formula="of:=[.F40]/[.B$47]*100" office:value-type="float" office:value="2449.91496598639" calcext:value-type="float">
            <text:p>2449.91</text:p>
          </table:table-cell>
          <table:table-cell table:style-name="ce11" table:formula="of:=[.F40]/[.B$48]*100" office:value-type="float" office:value="624.561023195318" calcext:value-type="float">
            <text:p>624.56</text:p>
          </table:table-cell>
          <table:table-cell table:style-name="ce11" table:formula="of:=[.D40]/[.B$47] * 100" office:value-type="float" office:value="99.6598639455782" calcext:value-type="float">
            <text:p>99.66</text:p>
          </table:table-cell>
          <table:table-cell table:style-name="ce11" table:formula="of:=[.D40]/[.B$48] * 100" office:value-type="float" office:value="25.4064600043356" calcext:value-type="float">
            <text:p>25.41</text:p>
          </table:table-cell>
          <table:table-cell table:formula="of:=[.D40]/[.D$45] * 100" office:value-type="float" office:value="4.6063750343906" calcext:value-type="float">
            <text:p>4.61</text:p>
          </table:table-cell>
          <table:table-cell table:formula="of:=[.E40]/[.F$45] * 100" office:value-type="float" office:value="29.8435881499896" calcext:value-type="float">
            <text:p>29.84</text:p>
          </table:table-cell>
          <table:table-cell table:formula="of:=[.F40]/[.D$45] * 100" office:value-type="float" office:value="113.237432692686" calcext:value-type="float">
            <text:p>113.24</text:p>
          </table:table-cell>
          <table:table-cell table:formula="of:=[.F40]/[.F$45] * 100" office:value-type="float" office:value="29.8435881499896" calcext:value-type="float">
            <text:p>29.8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Column 1</text:p>
          </table:table-cell>
          <table:table-cell table:style-name="ce12" office:value-type="string" calcext:value-type="string">
            <text:p>Column 2</text:p>
          </table:table-cell>
          <table:table-cell table:style-name="ce12" office:value-type="string" calcext:value-type="string">
            <text:p>Column 3</text:p>
          </table:table-cell>
          <table:table-cell table:style-name="ce12" office:value-type="string" calcext:value-type="string">
            <text:p>Column 4</text:p>
          </table:table-cell>
          <table:table-cell table:style-name="ce12" office:value-type="string" calcext:value-type="string">
            <text:p>Column 5</text:p>
          </table:table-cell>
          <table:table-cell table:style-name="ce12" office:value-type="string" calcext:value-type="string">
            <text:p>Column 6</text:p>
          </table:table-cell>
          <table:table-cell table:style-name="ce12" office:value-type="string" calcext:value-type="string">
            <text:p>Column 7</text:p>
          </table:table-cell>
          <table:table-cell table:style-name="ce12" office:value-type="string" calcext:value-type="string">
            <text:p>Column 8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5" table:number-columns-repeated="2"/>
          <table:table-cell table:style-name="ce14" office:value-type="string" calcext:value-type="string">
            <text:p>+ </text:p>
          </table:table-cell>
          <table:table-cell table:style-name="ce14" office:value-type="string" calcext:value-type="string">
            <text:p>~</text:p>
          </table:table-cell>
          <table:table-cell table:style-name="ce17" office:value-type="string" calcext:value-type="string">
            <text:p>- </text:p>
          </table:table-cell>
          <table:table-cell table:style-name="ce20" table:number-columns-repeated="3"/>
          <table:table-cell table:number-columns-repeated="1003"/>
        </table:table-row>
        <table:table-row table:style-name="ro4">
          <table:table-cell table:style-name="ce4" table:number-columns-repeated="3"/>
          <table:table-cell table:style-name="ce4" office:value-type="string" calcext:value-type="string">
            <text:p>how many distinct individuals use this propoerty</text:p>
          </table:table-cell>
          <table:table-cell table:style-name="ce4" office:value-type="string" calcext:value-type="string">
            <text:p>how many distinct objects were counted</text:p>
          </table:table-cell>
          <table:table-cell table:style-name="ce4" office:value-type="string" calcext:value-type="string">
            <text:p>how many occurences of this property usage was encountered</text:p>
          </table:table-cell>
          <table:table-cell table:style-name="ce4" office:value-type="string" calcext:value-type="string">
            <text:p>when an individual uses this propoerty <text:s/>then a least # are used</text:p>
          </table:table-cell>
          <table:table-cell table:style-name="ce4" office:value-type="string" calcext:value-type="string">
            <text:p>when an individual uses this propoerty <text:s/>then a maximum # are used</text:p>
          </table:table-cell>
          <table:table-cell table:style-name="ce4" office:value-type="string" calcext:value-type="string">
            <text:p>among the users of this propoerty on average it is used # times</text:p>
          </table:table-cell>
          <table:table-cell table:style-name="ce4" table:number-columns-repeated="5"/>
          <table:table-cell table:style-name="ce4" office:value-type="string" calcext:value-type="string">
            <text:p>% of instances use this property == chance an instance of class uses this prop</text:p>
          </table:table-cell>
          <table:table-cell table:style-name="ce4"/>
          <table:table-cell table:style-name="ce18" office:value-type="string" calcext:value-type="string">
            <text:p>% significance of prop (compared to other props) among unique individuals using it <text:s/>== importance for class as compared to other properties</text:p>
          </table:table-cell>
          <table:table-cell table:style-name="ce18" table:number-columns-repeated="2"/>
          <table:table-cell table:style-name="ce18" office:value-type="string" calcext:value-type="string">
            <text:p>% of prop usage as compared to other props </text:p>
          </table:table-cell>
          <table:table-cell table:style-name="ce4" table:number-columns-repeated="6"/>
          <table:table-cell table:style-name="ce35"/>
          <table:table-cell table:style-name="ce4" table:number-columns-repeated="2"/>
          <table:table-cell table:style-name="ce35"/>
          <table:table-cell table:style-name="ce4" table:number-columns-repeated="99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ums</text:p>
          </table:table-cell>
          <table:table-cell table:style-name="ce6" table:formula="of:=SUM([.D2:.D40])" office:value-type="float" office:value="25443" calcext:value-type="float">
            <text:p>25443</text:p>
          </table:table-cell>
          <table:table-cell table:style-name="ce6" table:formula="of:=SUM([.E2:.E40])" office:value-type="float" office:value="77499" calcext:value-type="float">
            <text:p>77499</text:p>
          </table:table-cell>
          <table:table-cell table:style-name="ce6" table:formula="of:=SUM([.F2:.F40])" office:value-type="float" office:value="96540" calcext:value-type="float">
            <text:p>96540</text:p>
          </table:table-cell>
          <table:table-cell table:style-name="ce6" table:formula="of:=SUM([.G2:.G40])" office:value-type="float" office:value="39.8181818181818" calcext:value-type="float">
            <text:p>39.8181818182</text:p>
          </table:table-cell>
          <table:table-cell table:style-name="ce6" table:formula="of:=SUM([.H2:.H40])" office:value-type="float" office:value="584.363636363636" calcext:value-type="float">
            <text:p>584.3636363636</text:p>
          </table:table-cell>
          <table:table-cell table:style-name="ce6" table:formula="of:=SUM([.I2:.I40])" office:value-type="float" office:value="158.908652618688" calcext:value-type="float">
            <text:p>158.9086526187</text:p>
          </table:table-cell>
          <table:table-cell table:style-name="ce6" table:formula="of:=SUM([.J2:.J40])" office:value-type="float" office:value="0" calcext:value-type="float">
            <text:p>0</text:p>
          </table:table-cell>
          <table:table-cell table:style-name="ce6" table:formula="of:=SUM([.K2:.K40])" office:value-type="float" office:value="0" calcext:value-type="float">
            <text:p>0</text:p>
          </table:table-cell>
          <table:table-cell table:style-name="ce6"/>
          <table:table-cell table:style-name="ce13" table:formula="of:=SUM([.M2:.M40])" office:value-type="float" office:value="8209.18367346939" calcext:value-type="float">
            <text:p>8209.18</text:p>
          </table:table-cell>
          <table:table-cell table:style-name="ce13" table:formula="of:=SUM([.N2:.N40])" office:value-type="float" office:value="2092.781270323" calcext:value-type="float">
            <text:p>2092.78</text:p>
          </table:table-cell>
          <table:table-cell table:style-name="ce13" table:formula="of:=SUM([.O2:.O40])" office:value-type="float" office:value="2163.52040816327" calcext:value-type="float">
            <text:p>2163.52</text:p>
          </table:table-cell>
          <table:table-cell table:style-name="ce13" table:formula="of:=SUM([.P2:.P40])" office:value-type="float" office:value="551.5499674832" calcext:value-type="float">
            <text:p>551.55</text:p>
          </table:table-cell>
          <table:table-cell table:style-name="ce19" table:formula="of:=SUM([.Q2:.Q40])" office:value-type="float" office:value="100" calcext:value-type="float">
            <text:p>100.00</text:p>
          </table:table-cell>
          <table:table-cell table:style-name="ce19" table:formula="of:=SUM([.R2:.R40])" office:value-type="float" office:value="80.2765692977004" calcext:value-type="float">
            <text:p>80.28</text:p>
          </table:table-cell>
          <table:table-cell table:style-name="ce19" table:formula="of:=SUM([.S2:.S40])" office:value-type="float" office:value="379.436387218488" calcext:value-type="float">
            <text:p>379.44</text:p>
          </table:table-cell>
          <table:table-cell table:style-name="ce19" table:formula="of:=SUM([.T2:.T40])" office:value-type="float" office:value="100" calcext:value-type="float">
            <text:p>100.00</text:p>
          </table:table-cell>
          <table:table-cell table:style-name="ce6"/>
          <table:table-cell table:style-name="ce5" table:number-columns-repeated="5"/>
          <table:table-cell table:style-name="ce36"/>
          <table:table-cell table:style-name="ce5" table:number-columns-repeated="2"/>
          <table:table-cell table:style-name="ce36"/>
          <table:table-cell table:style-name="ce5" table:number-columns-repeated="993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text:p>Counted class instances</text:p>
          </table:table-cell>
          <table:table-cell table:style-name="ce6" office:value-type="float" office:value="1176" calcext:value-type="float">
            <text:p>117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ounted class relation used</text:p>
          </table:table-cell>
          <table:table-cell table:style-name="ce6" office:value-type="float" office:value="4613" calcext:value-type="float">
            <text:p>4613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prop test'.W2:'prop test'.A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rop test'.W2:'prop test'.A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rop test'.W3:'prop test'.A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rop test'.V1:'prop test'.A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rop test'.M42:'prop test'.T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rop test'.W16:'prop test'.AD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nfidence table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</table:table-row>
        <table:table-row table:style-name="ro5">
          <table:table-cell table:style-name="ce37" office:value-type="string" calcext:value-type="string">
            <text:p>certai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ighly probab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ikely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nlikel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ery r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100/6" office:value-type="float" office:value="16.6666666666667" calcext:value-type="float">
            <text:p>16.6666666667</text:p>
          </table:table-cell>
          <table:table-cell/>
        </table:table-row>
      </table:table>
      <table:table table:name="Sheet4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column table:style-name="co2" table:number-columns-repeated="8" table:default-cell-style-name="ce11"/>
        <table:table-row table:style-name="ro6">
          <table:table-cell table:style-name="ce3" office:value-type="string" calcext:value-type="string">
            <text:p>styp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ropType</text:p>
          </table:table-cell>
          <table:table-cell table:style-name="ce3" office:value-type="string" calcext:value-type="string">
            <text:p>scnt</text:p>
          </table:table-cell>
          <table:table-cell table:style-name="ce3" office:value-type="string" calcext:value-type="string">
            <text:p>ocnt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min_sp</text:p>
          </table:table-cell>
          <table:table-cell table:style-name="ce3" office:value-type="string" calcext:value-type="string">
            <text:p>max_sp</text:p>
          </table:table-cell>
          <table:table-cell table:style-name="ce3" office:value-type="string" calcext:value-type="string">
            <text:p>avg_sp</text:p>
          </table:table-cell>
          <table:table-cell table:style-name="ce3" office:value-type="string" calcext:value-type="string">
            <text:p>% cnt / class_scnt</text:p>
          </table:table-cell>
          <table:table-cell table:style-name="ce3" office:value-type="string" calcext:value-type="string">
            <text:p>% cnt / class_cnt</text:p>
          </table:table-cell>
          <table:table-cell table:style-name="ce3" office:value-type="string" calcext:value-type="string">
            <text:p>% scnt / _class_scnt</text:p>
          </table:table-cell>
          <table:table-cell table:style-name="ce3" office:value-type="string" calcext:value-type="string">
            <text:p>% scnt / _class_cnt </text:p>
          </table:table-cell>
          <table:table-cell table:style-name="ce15" office:value-type="string" calcext:value-type="string">
            <text:p>% scnt / _scnt</text:p>
          </table:table-cell>
          <table:table-cell table:style-name="ce15" office:value-type="string" calcext:value-type="string">
            <text:p>% scnt / _cnt</text:p>
          </table:table-cell>
          <table:table-cell table:style-name="ce15" office:value-type="string" calcext:value-type="string">
            <text:p>% cnt / _scnt</text:p>
          </table:table-cell>
          <table:table-cell table:style-name="ce15" office:value-type="string" calcext:value-type="string">
            <text:p>% cnt / _cnt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at:op-code</text:p>
          </table:table-cell>
          <table:table-cell office:value-type="string" calcext:value-type="string">
            <text:p>data</text:p>
          </table:table-cell>
          <table:table-cell office:value-type="float" office:value="1176" calcext:value-type="float">
            <text:p>1176</text:p>
          </table:table-cell>
          <table:table-cell office:value-type="float" office:value="1173" calcext:value-type="float">
            <text:p>1173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1.21504039776259" calcext:value-type="float">
            <text:p>1.22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1.21814791796147" calcext:value-type="float">
            <text:p>1.2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att:op-code</text:p>
          </table:table-cell>
          <table:table-cell office:value-type="string" calcext:value-type="string">
            <text:p>data</text:p>
          </table:table-cell>
          <table:table-cell office:value-type="float" office:value="1176" calcext:value-type="float">
            <text:p>1176</text:p>
          </table:table-cell>
          <table:table-cell office:value-type="float" office:value="1173" calcext:value-type="float">
            <text:p>1173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1.21504039776259" calcext:value-type="float">
            <text:p>1.22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1.21814791796147" calcext:value-type="float">
            <text:p>1.2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object</text:p>
          </table:table-cell>
          <table:table-cell office:value-type="float" office:value="1176" calcext:value-type="float">
            <text:p>1176</text:p>
          </table:table-cell>
          <table:table-cell office:value-type="float" office:value="6" calcext:value-type="float">
            <text:p>6</text:p>
          </table:table-cell>
          <table:table-cell office:value-type="float" office:value="4613" calcext:value-type="float">
            <text:p>46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97160199436375" calcext:value-type="float">
            <text:p>3.9716019944</text:p>
          </table:table-cell>
          <table:table-cell office:value-type="float" office:value="392.261904761905" calcext:value-type="float">
            <text:p>392.26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0.00621504039776259" calcext:value-type="float">
            <text:p>0.01</text:p>
          </table:table-cell>
          <table:table-cell office:value-type="float" office:value="18.1307235781944" calcext:value-type="float">
            <text:p>18.13</text:p>
          </table:table-cell>
          <table:table-cell office:value-type="float" office:value="4.77833022581313" calcext:value-type="float">
            <text:p>4.78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skos:inScheme</text:p>
          </table:table-cell>
          <table:table-cell table:style-name="ce9" office:value-type="string" calcext:value-type="string">
            <text:p>object</text:p>
          </table:table-cell>
          <table:table-cell office:value-type="float" office:value="1176" calcext:value-type="float">
            <text:p>1176</text:p>
          </table:table-cell>
          <table:table-cell office:value-type="float" office:value="4" calcext:value-type="float">
            <text:p>4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0.00414336026517506" calcext:value-type="float">
            <text:p>0.00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1.21814791796147" calcext:value-type="float">
            <text:p>1.2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prefLabel</text:p>
          </table:table-cell>
          <table:table-cell office:value-type="string" calcext:value-type="string">
            <text:p>data</text:p>
          </table:table-cell>
          <table:table-cell office:value-type="float" office:value="1176" calcext:value-type="float">
            <text:p>1176</text:p>
          </table:table-cell>
          <table:table-cell office:value-type="float" office:value="24194" calcext:value-type="float">
            <text:p>24194</text:p>
          </table:table-cell>
          <table:table-cell office:value-type="float" office:value="24615" calcext:value-type="float">
            <text:p>246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.1732277066829" calcext:value-type="float">
            <text:p>23.1732277067</text:p>
          </table:table-cell>
          <table:table-cell office:value-type="float" office:value="2093.11224489796" calcext:value-type="float">
            <text:p>2093.11</text:p>
          </table:table-cell>
          <table:table-cell office:value-type="float" office:value="533.600693691741" calcext:value-type="float">
            <text:p>533.60</text:p>
          </table:table-cell>
          <table:table-cell office:value-type="float" office:value="100" calcext:value-type="float">
            <text:p>100.00</text:p>
          </table:table-cell>
          <table:table-cell office:value-type="float" office:value="25.4931714719272" calcext:value-type="float">
            <text:p>25.49</text:p>
          </table:table-cell>
          <table:table-cell office:value-type="float" office:value="4.62209645089023" calcext:value-type="float">
            <text:p>4.62</text:p>
          </table:table-cell>
          <table:table-cell office:value-type="float" office:value="25.0611145639113" calcext:value-type="float">
            <text:p>25.06</text:p>
          </table:table-cell>
          <table:table-cell office:value-type="float" office:value="96.7456667845773" calcext:value-type="float">
            <text:p>96.75</text:p>
          </table:table-cell>
          <table:table-cell office:value-type="float" office:value="25.497203231821" calcext:value-type="float">
            <text:p>25.5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at:authority-code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1.21400455769629" calcext:value-type="float">
            <text:p>1.2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1.21400455769629" calcext:value-type="float">
            <text:p>1.21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created</text:p>
          </table:table-cell>
          <table:table-cell office:value-type="string" calcext:value-type="string">
            <text:p>data</text:p>
          </table:table-cell>
          <table:table-cell office:value-type="float" office:value="1172" calcext:value-type="float">
            <text:p>1172</text:p>
          </table:table-cell>
          <table:table-cell office:value-type="float" office:value="121" calcext:value-type="float">
            <text:p>121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0.125336648021545" calcext:value-type="float">
            <text:p>0.13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1.21400455769629" calcext:value-type="float">
            <text:p>1.21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startDate</text:p>
          </table:table-cell>
          <table:table-cell office:value-type="string" calcext:value-type="string">
            <text:p>data</text:p>
          </table:table-cell>
          <table:table-cell office:value-type="float" office:value="1172" calcext:value-type="float">
            <text:p>1172</text:p>
          </table:table-cell>
          <table:table-cell office:value-type="float" office:value="500" calcext:value-type="float">
            <text:p>500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0.517920033146882" calcext:value-type="float">
            <text:p>0.52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1.21400455769629" calcext:value-type="float">
            <text:p>1.21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euvoc:status</text:p>
          </table:table-cell>
          <table:table-cell office:value-type="string" calcext:value-type="string">
            <text:p>object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0.00310752019888129" calcext:value-type="float">
            <text:p>0.00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1.21400455769629" calcext:value-type="float">
            <text:p>1.21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owl:versionInfo</text:p>
          </table:table-cell>
          <table:table-cell office:value-type="string" calcext:value-type="string">
            <text:p>data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0.00103584006629376" calcext:value-type="float">
            <text:p>0.00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1.21400455769629" calcext:value-type="float">
            <text:p>1.21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topConceptOf</text:p>
          </table:table-cell>
          <table:table-cell office:value-type="string" calcext:value-type="string">
            <text:p>object</text:p>
          </table:table-cell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0.00414336026517506" calcext:value-type="float">
            <text:p>0.00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1.21400455769629" calcext:value-type="float">
            <text:p>1.21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xl:prefLabel</text:p>
          </table:table-cell>
          <table:table-cell office:value-type="string" calcext:value-type="string">
            <text:p>object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28811" calcext:value-type="float">
            <text:p>2881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5.30793794037" calcext:value-type="float">
            <text:p>35.3079379404</text:p>
          </table:table-cell>
          <table:table-cell office:value-type="float" office:value="2449.91496598639" calcext:value-type="float">
            <text:p>2449.91</text:p>
          </table:table-cell>
          <table:table-cell office:value-type="float" office:value="624.561023195318" calcext:value-type="float">
            <text:p>624.56</text:p>
          </table:table-cell>
          <table:table-cell office:value-type="float" office:value="99.6598639455782" calcext:value-type="float">
            <text:p>99.66</text:p>
          </table:table-cell>
          <table:table-cell office:value-type="float" office:value="25.4064600043356" calcext:value-type="float">
            <text:p>25.41</text:p>
          </table:table-cell>
          <table:table-cell office:value-type="float" office:value="4.6063750343906" calcext:value-type="float">
            <text:p>4.61</text:p>
          </table:table-cell>
          <table:table-cell office:value-type="float" office:value="29.8435881499896" calcext:value-type="float">
            <text:p>29.84</text:p>
          </table:table-cell>
          <table:table-cell office:value-type="float" office:value="113.237432692686" calcext:value-type="float">
            <text:p>113.24</text:p>
          </table:table-cell>
          <table:table-cell office:value-type="float" office:value="29.8435881499896" calcext:value-type="float">
            <text:p>29.84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dateAccepted</text:p>
          </table:table-cell>
          <table:table-cell office:value-type="string" calcext:value-type="string">
            <text:p>data</text:p>
          </table:table-cell>
          <table:table-cell office:value-type="float" office:value="1158" calcext:value-type="float">
            <text:p>1158</text:p>
          </table:table-cell>
          <table:table-cell office:value-type="float" office:value="22" calcext:value-type="float">
            <text:p>22</text:p>
          </table:table-cell>
          <table:table-cell office:value-type="float" office:value="1158" calcext:value-type="float">
            <text:p>1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693877551021" calcext:value-type="float">
            <text:p>98.47</text:p>
          </table:table-cell>
          <table:table-cell office:value-type="float" office:value="25.102969867765" calcext:value-type="float">
            <text:p>25.10</text:p>
          </table:table-cell>
          <table:table-cell office:value-type="float" office:value="98.4693877551021" calcext:value-type="float">
            <text:p>98.47</text:p>
          </table:table-cell>
          <table:table-cell office:value-type="float" office:value="25.102969867765" calcext:value-type="float">
            <text:p>25.10</text:p>
          </table:table-cell>
          <table:table-cell office:value-type="float" office:value="4.55135007664191" calcext:value-type="float">
            <text:p>4.55</text:p>
          </table:table-cell>
          <table:table-cell office:value-type="float" office:value="0.0227884814584628" calcext:value-type="float">
            <text:p>0.02</text:p>
          </table:table-cell>
          <table:table-cell office:value-type="float" office:value="4.55135007664191" calcext:value-type="float">
            <text:p>4.55</text:p>
          </table:table-cell>
          <table:table-cell office:value-type="float" office:value="1.19950279676818" calcext:value-type="float">
            <text:p>1.2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dateSubmitted</text:p>
          </table:table-cell>
          <table:table-cell office:value-type="string" calcext:value-type="string">
            <text:p>data</text:p>
          </table:table-cell>
          <table:table-cell office:value-type="float" office:value="1158" calcext:value-type="float">
            <text:p>1158</text:p>
          </table:table-cell>
          <table:table-cell office:value-type="float" office:value="24" calcext:value-type="float">
            <text:p>24</text:p>
          </table:table-cell>
          <table:table-cell office:value-type="float" office:value="1158" calcext:value-type="float">
            <text:p>1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693877551021" calcext:value-type="float">
            <text:p>98.47</text:p>
          </table:table-cell>
          <table:table-cell office:value-type="float" office:value="25.102969867765" calcext:value-type="float">
            <text:p>25.10</text:p>
          </table:table-cell>
          <table:table-cell office:value-type="float" office:value="98.4693877551021" calcext:value-type="float">
            <text:p>98.47</text:p>
          </table:table-cell>
          <table:table-cell office:value-type="float" office:value="25.102969867765" calcext:value-type="float">
            <text:p>25.10</text:p>
          </table:table-cell>
          <table:table-cell office:value-type="float" office:value="4.55135007664191" calcext:value-type="float">
            <text:p>4.55</text:p>
          </table:table-cell>
          <table:table-cell office:value-type="float" office:value="0.0248601615910503" calcext:value-type="float">
            <text:p>0.02</text:p>
          </table:table-cell>
          <table:table-cell office:value-type="float" office:value="4.55135007664191" calcext:value-type="float">
            <text:p>4.55</text:p>
          </table:table-cell>
          <table:table-cell office:value-type="float" office:value="1.19950279676818" calcext:value-type="float">
            <text:p>1.2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t:type</text:p>
          </table:table-cell>
          <table:table-cell office:value-type="string" calcext:value-type="string">
            <text:p>object</text:p>
          </table:table-cell>
          <table:table-cell office:value-type="float" office:value="1138" calcext:value-type="float">
            <text:p>1138</text:p>
          </table:table-cell>
          <table:table-cell office:value-type="float" office:value="11" calcext:value-type="float">
            <text:p>11</text:p>
          </table:table-cell>
          <table:table-cell office:value-type="float" office:value="1138" calcext:value-type="float">
            <text:p>11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6.7687074829932" calcext:value-type="float">
            <text:p>96.77</text:p>
          </table:table-cell>
          <table:table-cell office:value-type="float" office:value="24.6694125298071" calcext:value-type="float">
            <text:p>24.67</text:p>
          </table:table-cell>
          <table:table-cell office:value-type="float" office:value="96.7687074829932" calcext:value-type="float">
            <text:p>96.77</text:p>
          </table:table-cell>
          <table:table-cell office:value-type="float" office:value="24.6694125298071" calcext:value-type="float">
            <text:p>24.67</text:p>
          </table:table-cell>
          <table:table-cell office:value-type="float" office:value="4.47274299414377" calcext:value-type="float">
            <text:p>4.47</text:p>
          </table:table-cell>
          <table:table-cell office:value-type="float" office:value="0.0113942407292314" calcext:value-type="float">
            <text:p>0.01</text:p>
          </table:table-cell>
          <table:table-cell office:value-type="float" office:value="4.47274299414377" calcext:value-type="float">
            <text:p>4.47</text:p>
          </table:table-cell>
          <table:table-cell office:value-type="float" office:value="1.1787859954423" calcext:value-type="float">
            <text:p>1.18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lemon:context</text:p>
          </table:table-cell>
          <table:table-cell office:value-type="string" calcext:value-type="string">
            <text:p>data</text:p>
          </table:table-cell>
          <table:table-cell office:value-type="float" office:value="1138" calcext:value-type="float">
            <text:p>1138</text:p>
          </table:table-cell>
          <table:table-cell office:value-type="float" office:value="6" calcext:value-type="float">
            <text:p>6</text:p>
          </table:table-cell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46602367382727" calcext:value-type="float">
            <text:p>2.4660236738</text:p>
          </table:table-cell>
          <table:table-cell office:value-type="float" office:value="193.962585034014" calcext:value-type="float">
            <text:p>193.96</text:p>
          </table:table-cell>
          <table:table-cell office:value-type="float" office:value="49.4472143941036" calcext:value-type="float">
            <text:p>49.45</text:p>
          </table:table-cell>
          <table:table-cell office:value-type="float" office:value="96.7687074829932" calcext:value-type="float">
            <text:p>96.77</text:p>
          </table:table-cell>
          <table:table-cell office:value-type="float" office:value="24.6694125298071" calcext:value-type="float">
            <text:p>24.67</text:p>
          </table:table-cell>
          <table:table-cell office:value-type="float" office:value="4.47274299414377" calcext:value-type="float">
            <text:p>4.47</text:p>
          </table:table-cell>
          <table:table-cell office:value-type="float" office:value="0.00621504039776259" calcext:value-type="float">
            <text:p>0.01</text:p>
          </table:table-cell>
          <table:table-cell office:value-type="float" office:value="8.96513775891208" calcext:value-type="float">
            <text:p>8.97</text:p>
          </table:table-cell>
          <table:table-cell office:value-type="float" office:value="2.36275119121608" calcext:value-type="float">
            <text:p>2.36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geo:location</text:p>
          </table:table-cell>
          <table:table-cell office:value-type="string" calcext:value-type="string">
            <text:p>data</text:p>
          </table:table-cell>
          <table:table-cell office:value-type="float" office:value="998" calcext:value-type="float">
            <text:p>998</text:p>
          </table:table-cell>
          <table:table-cell office:value-type="float" office:value="228" calcext:value-type="float">
            <text:p>228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17986314760508" calcext:value-type="float">
            <text:p>1.1798631476</text:p>
          </table:table-cell>
          <table:table-cell office:value-type="float" office:value="86.9897959183674" calcext:value-type="float">
            <text:p>86.99</text:p>
          </table:table-cell>
          <table:table-cell office:value-type="float" office:value="22.1764578365489" calcext:value-type="float">
            <text:p>22.18</text:p>
          </table:table-cell>
          <table:table-cell office:value-type="float" office:value="84.8639455782313" calcext:value-type="float">
            <text:p>84.86</text:p>
          </table:table-cell>
          <table:table-cell office:value-type="float" office:value="21.6345111641015" calcext:value-type="float">
            <text:p>21.63</text:p>
          </table:table-cell>
          <table:table-cell office:value-type="float" office:value="3.92249341665684" calcext:value-type="float">
            <text:p>3.92</text:p>
          </table:table-cell>
          <table:table-cell office:value-type="float" office:value="0.236171535114978" calcext:value-type="float">
            <text:p>0.24</text:p>
          </table:table-cell>
          <table:table-cell office:value-type="float" office:value="4.02075226977951" calcext:value-type="float">
            <text:p>4.02</text:p>
          </table:table-cell>
          <table:table-cell office:value-type="float" office:value="1.05966438781852" calcext:value-type="float">
            <text:p>1.06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skos:broader</text:p>
          </table:table-cell>
          <table:table-cell office:value-type="string" calcext:value-type="string">
            <text:p>object</text:p>
          </table:table-cell>
          <table:table-cell office:value-type="float" office:value="897" calcext:value-type="float">
            <text:p>897</text:p>
          </table:table-cell>
          <table:table-cell office:value-type="float" office:value="44" calcext:value-type="float">
            <text:p>44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22271714922" calcext:value-type="float">
            <text:p>1.0022271715</text:p>
          </table:table-cell>
          <table:table-cell office:value-type="float" office:value="76.3605442176871" calcext:value-type="float">
            <text:p>76.36</text:p>
          </table:table-cell>
          <table:table-cell office:value-type="float" office:value="19.4667244743117" calcext:value-type="float">
            <text:p>19.47</text:p>
          </table:table-cell>
          <table:table-cell office:value-type="float" office:value="76.2755102040816" calcext:value-type="float">
            <text:p>76.28</text:p>
          </table:table-cell>
          <table:table-cell office:value-type="float" office:value="19.4450466074138" calcext:value-type="float">
            <text:p>19.45</text:p>
          </table:table-cell>
          <table:table-cell office:value-type="float" office:value="3.52552765004127" calcext:value-type="float">
            <text:p>3.53</text:p>
          </table:table-cell>
          <table:table-cell office:value-type="float" office:value="0.0455769629169256" calcext:value-type="float">
            <text:p>0.05</text:p>
          </table:table-cell>
          <table:table-cell office:value-type="float" office:value="3.52945800416618" calcext:value-type="float">
            <text:p>3.53</text:p>
          </table:table-cell>
          <table:table-cell office:value-type="float" office:value="0.9301843795318" calcext:value-type="float">
            <text:p>0.93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skos:notation</text:p>
          </table:table-cell>
          <table:table-cell table:style-name="ce9" office:value-type="string" calcext:value-type="string">
            <text:p>data</text:p>
          </table:table-cell>
          <table:table-cell office:value-type="float" office:value="841" calcext:value-type="float">
            <text:p>841</text:p>
          </table:table-cell>
          <table:table-cell office:value-type="float" office:value="1009" calcext:value-type="float">
            <text:p>1009</text:p>
          </table:table-cell>
          <table:table-cell office:value-type="float" office:value="1018" calcext:value-type="float">
            <text:p>1018</text:p>
          </table:table-cell>
          <table:table-cell office:value-type="float" office:value="1.81818181818182" calcext:value-type="float">
            <text:p>1.8181818182</text:p>
          </table:table-cell>
          <table:table-cell office:value-type="float" office:value="29.3636363636364" calcext:value-type="float">
            <text:p>29.3636363636</text:p>
          </table:table-cell>
          <table:table-cell office:value-type="float" office:value="5.81832846391552" calcext:value-type="float">
            <text:p>5.8183284639</text:p>
          </table:table-cell>
          <table:table-cell office:value-type="float" office:value="86.5646258503401" calcext:value-type="float">
            <text:p>86.56</text:p>
          </table:table-cell>
          <table:table-cell office:value-type="float" office:value="22.0680685020594" calcext:value-type="float">
            <text:p>22.07</text:p>
          </table:table-cell>
          <table:table-cell office:value-type="float" office:value="71.5136054421769" calcext:value-type="float">
            <text:p>71.51</text:p>
          </table:table-cell>
          <table:table-cell office:value-type="float" office:value="18.2310860611316" calcext:value-type="float">
            <text:p>18.23</text:p>
          </table:table-cell>
          <table:table-cell office:value-type="float" office:value="3.3054278190465" calcext:value-type="float">
            <text:p>3.31</text:p>
          </table:table-cell>
          <table:table-cell office:value-type="float" office:value="1.04516262689041" calcext:value-type="float">
            <text:p>1.05</text:p>
          </table:table-cell>
          <table:table-cell office:value-type="float" office:value="4.00110049915497" calcext:value-type="float">
            <text:p>4.00</text:p>
          </table:table-cell>
          <table:table-cell office:value-type="float" office:value="1.05448518748705" calcext:value-type="float">
            <text:p>1.05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Notation</text:p>
          </table:table-cell>
          <table:table-cell office:value-type="string" calcext:value-type="string">
            <text:p>object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9.02959309494451" calcext:value-type="float">
            <text:p>9.0295930949</text:p>
          </table:table-cell>
          <table:table-cell office:value-type="float" office:value="275.850340136054" calcext:value-type="float">
            <text:p>275.85</text:p>
          </table:table-cell>
          <table:table-cell office:value-type="float" office:value="70.3230002167787" calcext:value-type="float">
            <text:p>70.32</text:p>
          </table:table-cell>
          <table:table-cell office:value-type="float" office:value="61.4795918367347" calcext:value-type="float">
            <text:p>61.48</text:p>
          </table:table-cell>
          <table:table-cell office:value-type="float" office:value="15.6730977671797" calcext:value-type="float">
            <text:p>15.67</text:p>
          </table:table-cell>
          <table:table-cell office:value-type="float" office:value="2.84164603230751" calcext:value-type="float">
            <text:p>2.84</text:p>
          </table:table-cell>
          <table:table-cell office:value-type="float" office:value="3.36026517505697" calcext:value-type="float">
            <text:p>3.36</text:p>
          </table:table-cell>
          <table:table-cell office:value-type="float" office:value="12.7500687811972" calcext:value-type="float">
            <text:p>12.75</text:p>
          </table:table-cell>
          <table:table-cell office:value-type="float" office:value="3.36026517505697" calcext:value-type="float">
            <text:p>3.36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at:op-mapped-code</text:p>
          </table:table-cell>
          <table:table-cell office:value-type="string" calcext:value-type="string">
            <text:p>object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1492537313433" calcext:value-type="float">
            <text:p>4.4149253731</text:p>
          </table:table-cell>
          <table:table-cell office:value-type="float" office:value="113.945578231293" calcext:value-type="float">
            <text:p>113.95</text:p>
          </table:table-cell>
          <table:table-cell office:value-type="float" office:value="29.0483416431823" calcext:value-type="float">
            <text:p>29.05</text:p>
          </table:table-cell>
          <table:table-cell office:value-type="float" office:value="57.4829931972789" calcext:value-type="float">
            <text:p>57.48</text:p>
          </table:table-cell>
          <table:table-cell office:value-type="float" office:value="14.6542380229785" calcext:value-type="float">
            <text:p>14.65</text:p>
          </table:table-cell>
          <table:table-cell office:value-type="float" office:value="2.6569193884369" calcext:value-type="float">
            <text:p>2.66</text:p>
          </table:table-cell>
          <table:table-cell office:value-type="float" office:value="1.38802568883364" calcext:value-type="float">
            <text:p>1.39</text:p>
          </table:table-cell>
          <table:table-cell office:value-type="float" office:value="5.26667452737492" calcext:value-type="float">
            <text:p>5.27</text:p>
          </table:table-cell>
          <table:table-cell office:value-type="float" office:value="1.38802568883364" calcext:value-type="float">
            <text:p>1.39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xl:altLabel</text:p>
          </table:table-cell>
          <table:table-cell office:value-type="string" calcext:value-type="string">
            <text:p>object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12284" calcext:value-type="float">
            <text:p>1228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1.1325301204819" calcext:value-type="float">
            <text:p>41.1325301205</text:p>
          </table:table-cell>
          <table:table-cell office:value-type="float" office:value="1044.55782312925" calcext:value-type="float">
            <text:p>1044.56</text:p>
          </table:table-cell>
          <table:table-cell office:value-type="float" office:value="266.29091697377" calcext:value-type="float">
            <text:p>266.29</text:p>
          </table:table-cell>
          <table:table-cell office:value-type="float" office:value="47.874149659864" calcext:value-type="float">
            <text:p>47.87</text:p>
          </table:table-cell>
          <table:table-cell office:value-type="float" office:value="12.2046390635162" calcext:value-type="float">
            <text:p>12.20</text:p>
          </table:table-cell>
          <table:table-cell office:value-type="float" office:value="2.21278937232245" calcext:value-type="float">
            <text:p>2.21</text:p>
          </table:table-cell>
          <table:table-cell office:value-type="float" office:value="12.7242593743526" calcext:value-type="float">
            <text:p>12.72</text:p>
          </table:table-cell>
          <table:table-cell office:value-type="float" office:value="48.2804700703533" calcext:value-type="float">
            <text:p>48.28</text:p>
          </table:table-cell>
          <table:table-cell office:value-type="float" office:value="12.7242593743526" calcext:value-type="float">
            <text:p>12.7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endDate</text:p>
          </table:table-cell>
          <table:table-cell office:value-type="string" calcext:value-type="string">
            <text:p>data</text:p>
          </table:table-cell>
          <table:table-cell office:value-type="float" office:value="367" calcext:value-type="float">
            <text:p>367</text:p>
          </table:table-cell>
          <table:table-cell office:value-type="float" office:value="152" calcext:value-type="float">
            <text:p>152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.2074829931973" calcext:value-type="float">
            <text:p>31.21</text:p>
          </table:table-cell>
          <table:table-cell office:value-type="float" office:value="7.95577715152829" calcext:value-type="float">
            <text:p>7.96</text:p>
          </table:table-cell>
          <table:table-cell office:value-type="float" office:value="31.2074829931973" calcext:value-type="float">
            <text:p>31.21</text:p>
          </table:table-cell>
          <table:table-cell office:value-type="float" office:value="7.95577715152829" calcext:value-type="float">
            <text:p>7.96</text:p>
          </table:table-cell>
          <table:table-cell office:value-type="float" office:value="1.44243996384074" calcext:value-type="float">
            <text:p>1.44</text:p>
          </table:table-cell>
          <table:table-cell office:value-type="float" office:value="0.157447690076652" calcext:value-type="float">
            <text:p>0.16</text:p>
          </table:table-cell>
          <table:table-cell office:value-type="float" office:value="1.44243996384074" calcext:value-type="float">
            <text:p>1.44</text:p>
          </table:table-cell>
          <table:table-cell office:value-type="float" office:value="0.380153304329811" calcext:value-type="float">
            <text:p>0.38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Definition</text:p>
          </table:table-cell>
          <table:table-cell office:value-type="string" calcext:value-type="string">
            <text:p>object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0240963855422" calcext:value-type="float">
            <text:p>1.6024096386</text:p>
          </table:table-cell>
          <table:table-cell office:value-type="float" office:value="42.3469387755102" calcext:value-type="float">
            <text:p>42.35</text:p>
          </table:table-cell>
          <table:table-cell office:value-type="float" office:value="10.7955777151528" calcext:value-type="float">
            <text:p>10.80</text:p>
          </table:table-cell>
          <table:table-cell office:value-type="float" office:value="30.6972789115646" calcext:value-type="float">
            <text:p>30.70</text:p>
          </table:table-cell>
          <table:table-cell office:value-type="float" office:value="7.82570995014091" calcext:value-type="float">
            <text:p>7.83</text:p>
          </table:table-cell>
          <table:table-cell office:value-type="float" office:value="1.4188578390913" calcext:value-type="float">
            <text:p>1.42</text:p>
          </table:table-cell>
          <table:table-cell office:value-type="float" office:value="0.515848353014295" calcext:value-type="float">
            <text:p>0.52</text:p>
          </table:table-cell>
          <table:table-cell office:value-type="float" office:value="1.95731635420351" calcext:value-type="float">
            <text:p>1.96</text:p>
          </table:table-cell>
          <table:table-cell office:value-type="float" office:value="0.515848353014295" calcext:value-type="float">
            <text:p>0.5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definition</text:p>
          </table:table-cell>
          <table:table-cell office:value-type="string" calcext:value-type="string">
            <text:p>data</text:p>
          </table:table-cell>
          <table:table-cell office:value-type="float" office:value="361" calcext:value-type="float">
            <text:p>361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0207468879668" calcext:value-type="float">
            <text:p>1.5020746888</text:p>
          </table:table-cell>
          <table:table-cell office:value-type="float" office:value="40.9863945578231" calcext:value-type="float">
            <text:p>40.99</text:p>
          </table:table-cell>
          <table:table-cell office:value-type="float" office:value="10.4487318447865" calcext:value-type="float">
            <text:p>10.45</text:p>
          </table:table-cell>
          <table:table-cell office:value-type="float" office:value="30.6972789115646" calcext:value-type="float">
            <text:p>30.70</text:p>
          </table:table-cell>
          <table:table-cell office:value-type="float" office:value="7.82570995014091" calcext:value-type="float">
            <text:p>7.83</text:p>
          </table:table-cell>
          <table:table-cell office:value-type="float" office:value="1.4188578390913" calcext:value-type="float">
            <text:p>1.42</text:p>
          </table:table-cell>
          <table:table-cell office:value-type="float" office:value="0.497203231821007" calcext:value-type="float">
            <text:p>0.50</text:p>
          </table:table-cell>
          <table:table-cell office:value-type="float" office:value="1.89443068820501" calcext:value-type="float">
            <text:p>1.89</text:p>
          </table:table-cell>
          <table:table-cell office:value-type="float" office:value="0.499274911953594" calcext:value-type="float">
            <text:p>0.5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7" office:value-type="string" calcext:value-type="string">
            <text:p>dct:isReplacedBy</text:p>
          </table:table-cell>
          <table:table-cell office:value-type="string" calcext:value-type="string">
            <text:p>object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2881355932203" calcext:value-type="float">
            <text:p>1.2288135593</text:p>
          </table:table-cell>
          <table:table-cell office:value-type="float" office:value="20.0680272108844" calcext:value-type="float">
            <text:p>20.07</text:p>
          </table:table-cell>
          <table:table-cell office:value-type="float" office:value="5.11597658790375" calcext:value-type="float">
            <text:p>5.12</text:p>
          </table:table-cell>
          <table:table-cell office:value-type="float" office:value="18.2823129251701" calcext:value-type="float">
            <text:p>18.28</text:p>
          </table:table-cell>
          <table:table-cell office:value-type="float" office:value="4.66074138304791" calcext:value-type="float">
            <text:p>4.66</text:p>
          </table:table-cell>
          <table:table-cell office:value-type="float" office:value="0.845026136854931" calcext:value-type="float">
            <text:p>0.85</text:p>
          </table:table-cell>
          <table:table-cell office:value-type="float" office:value="0.220633934120572" calcext:value-type="float">
            <text:p>0.22</text:p>
          </table:table-cell>
          <table:table-cell office:value-type="float" office:value="0.92756357347797" calcext:value-type="float">
            <text:p>0.93</text:p>
          </table:table-cell>
          <table:table-cell office:value-type="float" office:value="0.244458255645328" calcext:value-type="float">
            <text:p>0.24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table:style-name="ce8" office:value-type="string" calcext:value-type="string">
            <text:p>dct:replaces</text:p>
          </table:table-cell>
          <table:table-cell office:value-type="string" calcext:value-type="string">
            <text:p>object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4576271186441" calcext:value-type="float">
            <text:p>1.2457627119</text:p>
          </table:table-cell>
          <table:table-cell office:value-type="float" office:value="20.0680272108844" calcext:value-type="float">
            <text:p>20.07</text:p>
          </table:table-cell>
          <table:table-cell office:value-type="float" office:value="5.11597658790375" calcext:value-type="float">
            <text:p>5.12</text:p>
          </table:table-cell>
          <table:table-cell office:value-type="float" office:value="18.1122448979592" calcext:value-type="float">
            <text:p>18.11</text:p>
          </table:table-cell>
          <table:table-cell office:value-type="float" office:value="4.61738564925211" calcext:value-type="float">
            <text:p>4.62</text:p>
          </table:table-cell>
          <table:table-cell office:value-type="float" office:value="0.837165428605117" calcext:value-type="float">
            <text:p>0.84</text:p>
          </table:table-cell>
          <table:table-cell office:value-type="float" office:value="0.222705614253159" calcext:value-type="float">
            <text:p>0.22</text:p>
          </table:table-cell>
          <table:table-cell office:value-type="float" office:value="0.92756357347797" calcext:value-type="float">
            <text:p>0.93</text:p>
          </table:table-cell>
          <table:table-cell office:value-type="float" office:value="0.244458255645328" calcext:value-type="float">
            <text:p>0.24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exactMatch</text:p>
          </table:table-cell>
          <table:table-cell office:value-type="string" calcext:value-type="string">
            <text:p>data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.2414965986395" calcext:value-type="float">
            <text:p>16.24</text:p>
          </table:table-cell>
          <table:table-cell office:value-type="float" office:value="4.14047257749837" calcext:value-type="float">
            <text:p>4.14</text:p>
          </table:table-cell>
          <table:table-cell office:value-type="float" office:value="16.2414965986395" calcext:value-type="float">
            <text:p>16.24</text:p>
          </table:table-cell>
          <table:table-cell office:value-type="float" office:value="4.14047257749837" calcext:value-type="float">
            <text:p>4.14</text:p>
          </table:table-cell>
          <table:table-cell office:value-type="float" office:value="0.750697637857171" calcext:value-type="float">
            <text:p>0.75</text:p>
          </table:table-cell>
          <table:table-cell office:value-type="float" office:value="0.194737932463228" calcext:value-type="float">
            <text:p>0.19</text:p>
          </table:table-cell>
          <table:table-cell office:value-type="float" office:value="0.750697637857171" calcext:value-type="float">
            <text:p>0.75</text:p>
          </table:table-cell>
          <table:table-cell office:value-type="float" office:value="0.197845452662109" calcext:value-type="float">
            <text:p>0.2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atmdr:to_reviewwebsite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.82312925170068" calcext:value-type="float">
            <text:p>7.82</text:p>
          </table:table-cell>
          <table:table-cell office:value-type="float" office:value="1.99436375460655" calcext:value-type="float">
            <text:p>1.99</text:p>
          </table:table-cell>
          <table:table-cell office:value-type="float" office:value="7.82312925170068" calcext:value-type="float">
            <text:p>7.82</text:p>
          </table:table-cell>
          <table:table-cell office:value-type="float" office:value="1.99436375460655" calcext:value-type="float">
            <text:p>1.99</text:p>
          </table:table-cell>
          <table:table-cell office:value-type="float" office:value="0.361592579491412" calcext:value-type="float">
            <text:p>0.36</text:p>
          </table:table-cell>
          <table:table-cell office:value-type="float" office:value="0.0952972860990263" calcext:value-type="float">
            <text:p>0.10</text:p>
          </table:table-cell>
          <table:table-cell office:value-type="float" office:value="0.361592579491412" calcext:value-type="float">
            <text:p>0.36</text:p>
          </table:table-cell>
          <table:table-cell office:value-type="float" office:value="0.0952972860990263" calcext:value-type="float">
            <text:p>0.1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ChangeNote</text:p>
          </table:table-cell>
          <table:table-cell office:value-type="string" calcext:value-type="string">
            <text:p>object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8.16326530612245" calcext:value-type="float">
            <text:p>8.16</text:p>
          </table:table-cell>
          <table:table-cell office:value-type="float" office:value="2.08107522219814" calcext:value-type="float">
            <text:p>2.08</text:p>
          </table:table-cell>
          <table:table-cell office:value-type="float" office:value="7.14285714285714" calcext:value-type="float">
            <text:p>7.14</text:p>
          </table:table-cell>
          <table:table-cell office:value-type="float" office:value="1.82094081942337" calcext:value-type="float">
            <text:p>1.82</text:p>
          </table:table-cell>
          <table:table-cell office:value-type="float" office:value="0.330149746492159" calcext:value-type="float">
            <text:p>0.33</text:p>
          </table:table-cell>
          <table:table-cell office:value-type="float" office:value="0.0994406463642014" calcext:value-type="float">
            <text:p>0.10</text:p>
          </table:table-cell>
          <table:table-cell office:value-type="float" office:value="0.377313995991039" calcext:value-type="float">
            <text:p>0.38</text:p>
          </table:table-cell>
          <table:table-cell office:value-type="float" office:value="0.0994406463642014" calcext:value-type="float">
            <text:p>0.1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changeNote</text:p>
          </table:table-cell>
          <table:table-cell office:value-type="string" calcext:value-type="string">
            <text:p>data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8.16326530612245" calcext:value-type="float">
            <text:p>8.16</text:p>
          </table:table-cell>
          <table:table-cell office:value-type="float" office:value="2.08107522219814" calcext:value-type="float">
            <text:p>2.08</text:p>
          </table:table-cell>
          <table:table-cell office:value-type="float" office:value="7.14285714285714" calcext:value-type="float">
            <text:p>7.14</text:p>
          </table:table-cell>
          <table:table-cell office:value-type="float" office:value="1.82094081942337" calcext:value-type="float">
            <text:p>1.82</text:p>
          </table:table-cell>
          <table:table-cell office:value-type="float" office:value="0.330149746492159" calcext:value-type="float">
            <text:p>0.33</text:p>
          </table:table-cell>
          <table:table-cell office:value-type="float" office:value="0.0963331261653201" calcext:value-type="float">
            <text:p>0.10</text:p>
          </table:table-cell>
          <table:table-cell office:value-type="float" office:value="0.377313995991039" calcext:value-type="float">
            <text:p>0.38</text:p>
          </table:table-cell>
          <table:table-cell office:value-type="float" office:value="0.0994406463642014" calcext:value-type="float">
            <text:p>0.1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xlHistoryNote</text:p>
          </table:table-cell>
          <table:table-cell office:value-type="string" calcext:value-type="string">
            <text:p>objec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666666666667" calcext:value-type="float">
            <text:p>1.1666666667</text:p>
          </table:table-cell>
          <table:table-cell office:value-type="float" office:value="2.04081632653061" calcext:value-type="float">
            <text:p>2.04</text:p>
          </table:table-cell>
          <table:table-cell office:value-type="float" office:value="0.520268805549534" calcext:value-type="float">
            <text:p>0.52</text:p>
          </table:table-cell>
          <table:table-cell office:value-type="float" office:value="1.87074829931973" calcext:value-type="float">
            <text:p>1.87</text:p>
          </table:table-cell>
          <table:table-cell office:value-type="float" office:value="0.476913071753739" calcext:value-type="float">
            <text:p>0.48</text:p>
          </table:table-cell>
          <table:table-cell office:value-type="float" office:value="0.0864677907479464" calcext:value-type="float">
            <text:p>0.09</text:p>
          </table:table-cell>
          <table:table-cell office:value-type="float" office:value="0.0248601615910503" calcext:value-type="float">
            <text:p>0.02</text:p>
          </table:table-cell>
          <table:table-cell office:value-type="float" office:value="0.0943284989977597" calcext:value-type="float">
            <text:p>0.09</text:p>
          </table:table-cell>
          <table:table-cell office:value-type="float" office:value="0.0248601615910503" calcext:value-type="float">
            <text:p>0.0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historyNote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666666666667" calcext:value-type="float">
            <text:p>1.1666666667</text:p>
          </table:table-cell>
          <table:table-cell office:value-type="float" office:value="2.04081632653061" calcext:value-type="float">
            <text:p>2.04</text:p>
          </table:table-cell>
          <table:table-cell office:value-type="float" office:value="0.520268805549534" calcext:value-type="float">
            <text:p>0.52</text:p>
          </table:table-cell>
          <table:table-cell office:value-type="float" office:value="1.87074829931973" calcext:value-type="float">
            <text:p>1.87</text:p>
          </table:table-cell>
          <table:table-cell office:value-type="float" office:value="0.476913071753739" calcext:value-type="float">
            <text:p>0.48</text:p>
          </table:table-cell>
          <table:table-cell office:value-type="float" office:value="0.0864677907479464" calcext:value-type="float">
            <text:p>0.09</text:p>
          </table:table-cell>
          <table:table-cell office:value-type="float" office:value="0.0207168013258753" calcext:value-type="float">
            <text:p>0.02</text:p>
          </table:table-cell>
          <table:table-cell office:value-type="float" office:value="0.0943284989977597" calcext:value-type="float">
            <text:p>0.09</text:p>
          </table:table-cell>
          <table:table-cell office:value-type="float" office:value="0.0248601615910503" calcext:value-type="float">
            <text:p>0.0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at:protocol-order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4557823129252" calcext:value-type="float">
            <text:p>1.45</text:p>
          </table:table-cell>
          <table:table-cell office:value-type="float" office:value="0.368523737264253" calcext:value-type="float">
            <text:p>0.37</text:p>
          </table:table-cell>
          <table:table-cell office:value-type="float" office:value="1.44557823129252" calcext:value-type="float">
            <text:p>1.45</text:p>
          </table:table-cell>
          <table:table-cell office:value-type="float" office:value="0.368523737264253" calcext:value-type="float">
            <text:p>0.37</text:p>
          </table:table-cell>
          <table:table-cell office:value-type="float" office:value="0.0668160201234131" calcext:value-type="float">
            <text:p>0.07</text:p>
          </table:table-cell>
          <table:table-cell office:value-type="float" office:value="0.017609281126994" calcext:value-type="float">
            <text:p>0.02</text:p>
          </table:table-cell>
          <table:table-cell office:value-type="float" office:value="0.0668160201234131" calcext:value-type="float">
            <text:p>0.07</text:p>
          </table:table-cell>
          <table:table-cell office:value-type="float" office:value="0.017609281126994" calcext:value-type="float">
            <text:p>0.0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at:protocol.order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4557823129252" calcext:value-type="float">
            <text:p>1.45</text:p>
          </table:table-cell>
          <table:table-cell office:value-type="float" office:value="0.368523737264253" calcext:value-type="float">
            <text:p>0.37</text:p>
          </table:table-cell>
          <table:table-cell office:value-type="float" office:value="1.44557823129252" calcext:value-type="float">
            <text:p>1.45</text:p>
          </table:table-cell>
          <table:table-cell office:value-type="float" office:value="0.368523737264253" calcext:value-type="float">
            <text:p>0.37</text:p>
          </table:table-cell>
          <table:table-cell office:value-type="float" office:value="0.0668160201234131" calcext:value-type="float">
            <text:p>0.07</text:p>
          </table:table-cell>
          <table:table-cell office:value-type="float" office:value="0.017609281126994" calcext:value-type="float">
            <text:p>0.02</text:p>
          </table:table-cell>
          <table:table-cell office:value-type="float" office:value="0.0668160201234131" calcext:value-type="float">
            <text:p>0.07</text:p>
          </table:table-cell>
          <table:table-cell office:value-type="float" office:value="0.017609281126994" calcext:value-type="float">
            <text:p>0.0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euvoc:order</text:p>
          </table:table-cell>
          <table:table-cell office:value-type="string" calcext:value-type="string">
            <text:p>data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4557823129252" calcext:value-type="float">
            <text:p>1.45</text:p>
          </table:table-cell>
          <table:table-cell office:value-type="float" office:value="0.368523737264253" calcext:value-type="float">
            <text:p>0.37</text:p>
          </table:table-cell>
          <table:table-cell office:value-type="float" office:value="1.44557823129252" calcext:value-type="float">
            <text:p>1.45</text:p>
          </table:table-cell>
          <table:table-cell office:value-type="float" office:value="0.368523737264253" calcext:value-type="float">
            <text:p>0.37</text:p>
          </table:table-cell>
          <table:table-cell office:value-type="float" office:value="0.0668160201234131" calcext:value-type="float">
            <text:p>0.07</text:p>
          </table:table-cell>
          <table:table-cell office:value-type="float" office:value="0.017609281126994" calcext:value-type="float">
            <text:p>0.02</text:p>
          </table:table-cell>
          <table:table-cell office:value-type="float" office:value="0.0668160201234131" calcext:value-type="float">
            <text:p>0.07</text:p>
          </table:table-cell>
          <table:table-cell office:value-type="float" office:value="0.017609281126994" calcext:value-type="float">
            <text:p>0.02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dc:identifier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0136054421769" calcext:value-type="float">
            <text:p>0.34</text:p>
          </table:table-cell>
          <table:table-cell office:value-type="float" office:value="0.086711467591589" calcext:value-type="float">
            <text:p>0.09</text:p>
          </table:table-cell>
          <table:table-cell office:value-type="float" office:value="0.340136054421769" calcext:value-type="float">
            <text:p>0.34</text:p>
          </table:table-cell>
          <table:table-cell office:value-type="float" office:value="0.086711467591589" calcext:value-type="float">
            <text:p>0.09</text:p>
          </table:table-cell>
          <table:table-cell office:value-type="float" office:value="0.0157214164996266" calcext:value-type="float">
            <text:p>0.02</text:p>
          </table:table-cell>
          <table:table-cell office:value-type="float" office:value="0.00103584006629376" calcext:value-type="float">
            <text:p>0.00</text:p>
          </table:table-cell>
          <table:table-cell office:value-type="float" office:value="0.0157214164996266" calcext:value-type="float">
            <text:p>0.02</text:p>
          </table:table-cell>
          <table:table-cell office:value-type="float" office:value="0.00414336026517506" calcext:value-type="float">
            <text:p>0.0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newPropoerty</text:p>
          </table:table-cell>
          <table:table-cell office:value-type="string" calcext:value-type="string">
            <text:p>dat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850340136054422" calcext:value-type="float">
            <text:p>0.09</text:p>
          </table:table-cell>
          <table:table-cell office:value-type="float" office:value="0.0216778668978972" calcext:value-type="float">
            <text:p>0.02</text:p>
          </table:table-cell>
          <table:table-cell office:value-type="float" office:value="0.0850340136054422" calcext:value-type="float">
            <text:p>0.09</text:p>
          </table:table-cell>
          <table:table-cell office:value-type="float" office:value="0.0216778668978972" calcext:value-type="float">
            <text:p>0.02</text:p>
          </table:table-cell>
          <table:table-cell office:value-type="float" office:value="0.00393035412490665" calcext:value-type="float">
            <text:p>0.00</text:p>
          </table:table-cell>
          <table:table-cell office:value-type="float" office:value="0.00103584006629376" calcext:value-type="float">
            <text:p>0.00</text:p>
          </table:table-cell>
          <table:table-cell office:value-type="float" office:value="0.00393035412490665" calcext:value-type="float">
            <text:p>0.00</text:p>
          </table:table-cell>
          <table:table-cell office:value-type="float" office:value="0.00103584006629376" calcext:value-type="float">
            <text:p>0.00</text:p>
          </table:table-cell>
        </table:table-row>
        <table:table-row table:style-name="ro1">
          <table:table-cell office:value-type="string" calcext:value-type="string">
            <text:p>skos:Concept</text:p>
          </table:table-cell>
          <table:table-cell office:value-type="string" calcext:value-type="string">
            <text:p>skos:newRel</text:p>
          </table:table-cell>
          <table:table-cell office:value-type="string" calcext:value-type="string">
            <text:p>dat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850340136054422" calcext:value-type="float">
            <text:p>0.09</text:p>
          </table:table-cell>
          <table:table-cell office:value-type="float" office:value="0.0216778668978972" calcext:value-type="float">
            <text:p>0.02</text:p>
          </table:table-cell>
          <table:table-cell office:value-type="float" office:value="0.0850340136054422" calcext:value-type="float">
            <text:p>0.09</text:p>
          </table:table-cell>
          <table:table-cell office:value-type="float" office:value="0.0216778668978972" calcext:value-type="float">
            <text:p>0.02</text:p>
          </table:table-cell>
          <table:table-cell office:value-type="float" office:value="0.00393035412490665" calcext:value-type="float">
            <text:p>0.00</text:p>
          </table:table-cell>
          <table:table-cell office:value-type="float" office:value="0.00103584006629376" calcext:value-type="float">
            <text:p>0.00</text:p>
          </table:table-cell>
          <table:table-cell office:value-type="float" office:value="0.00393035412490665" calcext:value-type="float">
            <text:p>0.00</text:p>
          </table:table-cell>
          <table:table-cell office:value-type="float" office:value="0.00103584006629376" calcext:value-type="float">
            <text:p>0.00</text:p>
          </table:table-cell>
        </table:table-row>
      </table:table>
      <table:named-expressions/>
      <table:database-ranges>
        <table:database-range table:name="__Anonymous_Sheet_DB__1" table:target-range-address="'prop test'.A1:'prop test'.I1048576" table:orientation="column"/>
        <table:database-range table:name="__Anonymous_Sheet_DB__3" table:target-range-address="Sheet4.A1:Sheet4.Q40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21:28:58.959591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3:34:44.578028294</meta:creation-date>
    <dc:date>2016-10-13T01:07:32.090466787</dc:date>
    <meta:editing-duration>PT6H54M46S</meta:editing-duration>
    <meta:editing-cycles>36</meta:editing-cycles>
    <meta:generator>LibreOffice/5.1.4.2$Linux_X86_64 LibreOffice_project/10m0$Build-2</meta:generator>
    <meta:document-statistic meta:table-count="4" meta:cell-count="1621" meta:object-count="0"/>
  </office:meta>
</office:document-meta>
</file>